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504in" svg:y="4.1177in">
            <draw:object draw:notify-on-update-of-ranges="Sheet1.A2:Sheet1.A2 Sheet1.A3:Sheet1.A22 Sheet1.B2:Sheet1.B2 Sheet1.B3:Sheet1.B22 Sheet1.A2:Sheet1.A2 Sheet1.A3:Sheet1.A22 Sheet1.C2:Sheet1.C2 Sheet1.C3:Sheet1.C22 Sheet1.A2:Sheet1.A2 Sheet1.A3:Sheet1.A22 Sheet1.D2:Sheet1.D2 Sheet1.D3:Sheet1.D22 Sheet1.A2:Sheet1.A2 Sheet1.A3:Sheet1.A22 Sheet1.E2:Sheet1.E2 Sheet1.E3:Sheet1.E22 Sheet1.A2:Sheet1.A2 Sheet1.A3:Sheet1.A22 Sheet1.F2:Sheet1.F2 Sheet1.F3:Sheet1.F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in" svg:y="12.9957in">
            <draw:object draw:notify-on-update-of-ranges="Sheet1.A49:Sheet1.A68 Sheet1.B49:Sheet1.B68 Sheet1.A49:Sheet1.A68 Sheet1.C49:Sheet1.C68 Sheet1.A49:Sheet1.A68 Sheet1.D49:Sheet1.D68 Sheet1.A49:Sheet1.A68 Sheet1.E49:Sheet1.E68 Sheet1.A49:Sheet1.A68 Sheet1.F49:Sheet1.F68 Sheet1.A49:Sheet1.A68 Sheet1.G49:Sheet1.G68 Sheet1.A49:Sheet1.A68 Sheet1.H49:Sheet1.H68 Sheet1.A49:Sheet1.A68 Sheet1.I49:Sheet1.I68 Sheet1.A49:Sheet1.A68 Sheet1.J49:Sheet1.J68 Sheet1.A49:Sheet1.A68 Sheet1.K49:Sheet1.K6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5588124908" calcext:value-type="float">
            <text:p>1.9558812491</text:p>
          </table:table-cell>
          <table:table-cell office:value-type="float" office:value="1.95385955438" calcext:value-type="float">
            <text:p>1.9538595544</text:p>
          </table:table-cell>
          <table:table-cell office:value-type="float" office:value="1.96047818572" calcext:value-type="float">
            <text:p>1.9604781857</text:p>
          </table:table-cell>
          <table:table-cell office:value-type="float" office:value="1.96971718931" calcext:value-type="float">
            <text:p>1.9697171893</text:p>
          </table:table-cell>
          <table:table-cell office:value-type="float" office:value="1.95572521798" calcext:value-type="float">
            <text:p>1.955725218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94152184104" calcext:value-type="float">
            <text:p>1.941521841</text:p>
          </table:table-cell>
          <table:table-cell office:value-type="float" office:value="1.93924385074" calcext:value-type="float">
            <text:p>1.9392438507</text:p>
          </table:table-cell>
          <table:table-cell office:value-type="float" office:value="1.94675121725" calcext:value-type="float">
            <text:p>1.9467512173</text:p>
          </table:table-cell>
          <table:table-cell office:value-type="float" office:value="1.95488800108" calcext:value-type="float">
            <text:p>1.9548880011</text:p>
          </table:table-cell>
          <table:table-cell office:value-type="float" office:value="1.94103766859" calcext:value-type="float">
            <text:p>1.9410376686</text:p>
          </table:table-cell>
          <table:table-cell table:number-columns-repeated="5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1.92834035761" calcext:value-type="float">
            <text:p>1.9283403576</text:p>
          </table:table-cell>
          <table:table-cell office:value-type="float" office:value="1.92580361405" calcext:value-type="float">
            <text:p>1.9258036141</text:p>
          </table:table-cell>
          <table:table-cell office:value-type="float" office:value="1.93421268054" calcext:value-type="float">
            <text:p>1.9342126805</text:p>
          </table:table-cell>
          <table:table-cell office:value-type="float" office:value="1.94089528737" calcext:value-type="float">
            <text:p>1.9408952874</text:p>
          </table:table-cell>
          <table:table-cell office:value-type="float" office:value="1.92793885769" calcext:value-type="float">
            <text:p>1.9279388577</text:p>
          </table:table-cell>
          <table:table-cell table:number-columns-repeated="5"/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1.9163655528" calcext:value-type="float">
            <text:p>1.9163655528</text:p>
          </table:table-cell>
          <table:table-cell office:value-type="float" office:value="1.91356652878" calcext:value-type="float">
            <text:p>1.9135665288</text:p>
          </table:table-cell>
          <table:table-cell office:value-type="float" office:value="1.92293306073" calcext:value-type="float">
            <text:p>1.9229330607</text:p>
          </table:table-cell>
          <table:table-cell office:value-type="float" office:value="1.92782154307" calcext:value-type="float">
            <text:p>1.9278215431</text:p>
          </table:table-cell>
          <table:table-cell office:value-type="float" office:value="1.91647855238" calcext:value-type="float">
            <text:p>1.9164785524</text:p>
          </table:table-cell>
          <table:table-cell table:number-columns-repeated="5"/>
        </table:table-row>
        <table:table-row table:style-name="ro1">
          <table:table-cell office:value-type="float" office:value="0.31640625" calcext:value-type="float">
            <text:p>0.31640625</text:p>
          </table:table-cell>
          <table:table-cell office:value-type="float" office:value="1.90557135947" calcext:value-type="float">
            <text:p>1.9055713595</text:p>
          </table:table-cell>
          <table:table-cell office:value-type="float" office:value="1.9025267812" calcext:value-type="float">
            <text:p>1.9025267812</text:p>
          </table:table-cell>
          <table:table-cell office:value-type="float" office:value="1.91291384659" calcext:value-type="float">
            <text:p>1.9129138466</text:p>
          </table:table-cell>
          <table:table-cell office:value-type="float" office:value="1.91574901682" calcext:value-type="float">
            <text:p>1.9157490168</text:p>
          </table:table-cell>
          <table:table-cell office:value-type="float" office:value="1.9066159444" calcext:value-type="float">
            <text:p>1.9066159444</text:p>
          </table:table-cell>
          <table:table-cell table:number-columns-repeated="5"/>
        </table:table-row>
        <table:table-row table:style-name="ro1">
          <table:table-cell office:value-type="float" office:value="0.2373046875" calcext:value-type="float">
            <text:p>0.2373046875</text:p>
          </table:table-cell>
          <table:table-cell office:value-type="float" office:value="1.89587509386" calcext:value-type="float">
            <text:p>1.8958750939</text:p>
          </table:table-cell>
          <table:table-cell office:value-type="float" office:value="1.89263497159" calcext:value-type="float">
            <text:p>1.8926349716</text:p>
          </table:table-cell>
          <table:table-cell office:value-type="float" office:value="1.90407517168" calcext:value-type="float">
            <text:p>1.9040751717</text:p>
          </table:table-cell>
          <table:table-cell office:value-type="float" office:value="1.90472977286" calcext:value-type="float">
            <text:p>1.9047297729</text:p>
          </table:table-cell>
          <table:table-cell office:value-type="float" office:value="1.898201952" calcext:value-type="float">
            <text:p>1.898201952</text:p>
          </table:table-cell>
          <table:table-cell table:number-columns-repeated="5"/>
        </table:table-row>
        <table:table-row table:style-name="ro1">
          <table:table-cell office:value-type="float" office:value="0.177978515625" calcext:value-type="float">
            <text:p>0.1779785156</text:p>
          </table:table-cell>
          <table:table-cell office:value-type="float" office:value="1.88715823205" calcext:value-type="float">
            <text:p>1.8871582321</text:p>
          </table:table-cell>
          <table:table-cell office:value-type="float" office:value="1.88381079149" calcext:value-type="float">
            <text:p>1.8838107915</text:p>
          </table:table-cell>
          <table:table-cell office:value-type="float" office:value="1.89627580567" calcext:value-type="float">
            <text:p>1.8962758057</text:p>
          </table:table-cell>
          <table:table-cell office:value-type="float" office:value="1.89477734407" calcext:value-type="float">
            <text:p>1.8947773441</text:p>
          </table:table-cell>
          <table:table-cell office:value-type="float" office:value="1.89100459912" calcext:value-type="float">
            <text:p>1.8910045991</text:p>
          </table:table-cell>
          <table:table-cell table:number-columns-repeated="5"/>
        </table:table-row>
        <table:table-row table:style-name="ro1">
          <table:table-cell office:value-type="float" office:value="0.133483886719" calcext:value-type="float">
            <text:p>0.1334838867</text:p>
          </table:table-cell>
          <table:table-cell office:value-type="float" office:value="1.87929380242" calcext:value-type="float">
            <text:p>1.8792938024</text:p>
          </table:table-cell>
          <table:table-cell office:value-type="float" office:value="1.87596257406" calcext:value-type="float">
            <text:p>1.8759625741</text:p>
          </table:table-cell>
          <table:table-cell office:value-type="float" office:value="1.88934868613" calcext:value-type="float">
            <text:p>1.8893486861</text:p>
          </table:table-cell>
          <table:table-cell office:value-type="float" office:value="1.88587100414" calcext:value-type="float">
            <text:p>1.8858710041</text:p>
          </table:table-cell>
          <table:table-cell office:value-type="float" office:value="1.88475954795" calcext:value-type="float">
            <text:p>1.884759548</text:p>
          </table:table-cell>
          <table:table-cell table:number-columns-repeated="5"/>
        </table:table-row>
        <table:table-row table:style-name="ro1">
          <table:table-cell office:value-type="float" office:value="0.100112915039" calcext:value-type="float">
            <text:p>0.100112915</text:p>
          </table:table-cell>
          <table:table-cell office:value-type="float" office:value="1.87216856807" calcext:value-type="float">
            <text:p>1.8721685681</text:p>
          </table:table-cell>
          <table:table-cell office:value-type="float" office:value="1.86900189012" calcext:value-type="float">
            <text:p>1.8690018901</text:p>
          </table:table-cell>
          <table:table-cell office:value-type="float" office:value="1.88313541172" calcext:value-type="float">
            <text:p>1.8831354117</text:p>
          </table:table-cell>
          <table:table-cell office:value-type="float" office:value="1.87796221029" calcext:value-type="float">
            <text:p>1.8779622103</text:p>
          </table:table-cell>
          <table:table-cell office:value-type="float" office:value="1.87922189971" calcext:value-type="float">
            <text:p>1.8792218997</text:p>
          </table:table-cell>
          <table:table-cell table:number-columns-repeated="5"/>
        </table:table-row>
        <table:table-row table:style-name="ro1">
          <table:table-cell office:value-type="float" office:value="0.0750846862793" calcext:value-type="float">
            <text:p>0.0750846863</text:p>
          </table:table-cell>
          <table:table-cell office:value-type="float" office:value="1.8656953316" calcext:value-type="float">
            <text:p>1.8656953316</text:p>
          </table:table-cell>
          <table:table-cell office:value-type="float" office:value="1.86285002621" calcext:value-type="float">
            <text:p>1.8628500262</text:p>
          </table:table-cell>
          <table:table-cell office:value-type="float" office:value="1.87751065395" calcext:value-type="float">
            <text:p>1.877510654</text:p>
          </table:table-cell>
          <table:table-cell office:value-type="float" office:value="1.87097774281" calcext:value-type="float">
            <text:p>1.8709777428</text:p>
          </table:table-cell>
          <table:table-cell office:value-type="float" office:value="1.87420152993" calcext:value-type="float">
            <text:p>1.8742015299</text:p>
          </table:table-cell>
          <table:table-cell table:number-columns-repeated="5"/>
        </table:table-row>
        <table:table-row table:style-name="ro1">
          <table:table-cell office:value-type="float" office:value="0.0563135147095" calcext:value-type="float">
            <text:p>0.0563135147</text:p>
          </table:table-cell>
          <table:table-cell office:value-type="float" office:value="1.85981633375" calcext:value-type="float">
            <text:p>1.8598163338</text:p>
          </table:table-cell>
          <table:table-cell office:value-type="float" office:value="1.85743936736" calcext:value-type="float">
            <text:p>1.8574393674</text:p>
          </table:table-cell>
          <table:table-cell office:value-type="float" office:value="1.87239509802" calcext:value-type="float">
            <text:p>1.872395098</text:p>
          </table:table-cell>
          <table:table-cell office:value-type="float" office:value="1.86482142714" calcext:value-type="float">
            <text:p>1.8648214271</text:p>
          </table:table-cell>
          <table:table-cell office:value-type="float" office:value="1.8695765536" calcext:value-type="float">
            <text:p>1.8695765536</text:p>
          </table:table-cell>
          <table:table-cell table:number-columns-repeated="5"/>
        </table:table-row>
        <table:table-row table:style-name="ro1">
          <table:table-cell office:value-type="float" office:value="0.0422351360321" calcext:value-type="float">
            <text:p>0.042235136</text:p>
          </table:table-cell>
          <table:table-cell office:value-type="float" office:value="1.85450069797" calcext:value-type="float">
            <text:p>1.854500698</text:p>
          </table:table-cell>
          <table:table-cell office:value-type="float" office:value="1.8527132686" calcext:value-type="float">
            <text:p>1.8527132686</text:p>
          </table:table-cell>
          <table:table-cell office:value-type="float" office:value="1.86775837094" calcext:value-type="float">
            <text:p>1.8677583709</text:p>
          </table:table-cell>
          <table:table-cell office:value-type="float" office:value="1.85938041702" calcext:value-type="float">
            <text:p>1.859380417</text:p>
          </table:table-cell>
          <table:table-cell office:value-type="float" office:value="1.86528921776" calcext:value-type="float">
            <text:p>1.8652892178</text:p>
          </table:table-cell>
          <table:table-cell table:number-columns-repeated="5"/>
        </table:table-row>
        <table:table-row table:style-name="ro1">
          <table:table-cell office:value-type="float" office:value="0.0316763520241" calcext:value-type="float">
            <text:p>0.031676352</text:p>
          </table:table-cell>
          <table:table-cell office:value-type="float" office:value="1.8497378659" calcext:value-type="float">
            <text:p>1.8497378659</text:p>
          </table:table-cell>
          <table:table-cell office:value-type="float" office:value="1.84862475834" calcext:value-type="float">
            <text:p>1.8486247583</text:p>
          </table:table-cell>
          <table:table-cell office:value-type="float" office:value="1.86361239291" calcext:value-type="float">
            <text:p>1.8636123929</text:p>
          </table:table-cell>
          <table:table-cell office:value-type="float" office:value="1.85453933023" calcext:value-type="float">
            <text:p>1.8545393302</text:p>
          </table:table-cell>
          <table:table-cell office:value-type="float" office:value="1.86133113952" calcext:value-type="float">
            <text:p>1.8613311395</text:p>
          </table:table-cell>
          <table:table-cell table:number-columns-repeated="5"/>
        </table:table-row>
        <table:table-row table:style-name="ro1">
          <table:table-cell office:value-type="float" office:value="0.0237572640181" calcext:value-type="float">
            <text:p>0.023757264</text:p>
          </table:table-cell>
          <table:table-cell office:value-type="float" office:value="1.84552768207" calcext:value-type="float">
            <text:p>1.8455276821</text:p>
          </table:table-cell>
          <table:table-cell office:value-type="float" office:value="1.84513194318" calcext:value-type="float">
            <text:p>1.8451319432</text:p>
          </table:table-cell>
          <table:table-cell office:value-type="float" office:value="1.85999513994" calcext:value-type="float">
            <text:p>1.8599951399</text:p>
          </table:table-cell>
          <table:table-cell office:value-type="float" office:value="1.85019831691" calcext:value-type="float">
            <text:p>1.8501983169</text:p>
          </table:table-cell>
          <table:table-cell office:value-type="float" office:value="1.85772282618" calcext:value-type="float">
            <text:p>1.8577228262</text:p>
          </table:table-cell>
          <table:table-cell table:number-columns-repeated="5"/>
        </table:table-row>
        <table:table-row table:style-name="ro1">
          <table:table-cell office:value-type="float" office:value="0.0178179480135" calcext:value-type="float">
            <text:p>0.017817948</text:p>
          </table:table-cell>
          <table:table-cell office:value-type="float" office:value="1.84186833947" calcext:value-type="float">
            <text:p>1.8418683395</text:p>
          </table:table-cell>
          <table:table-cell office:value-type="float" office:value="1.84218942366" calcext:value-type="float">
            <text:p>1.8421894237</text:p>
          </table:table-cell>
          <table:table-cell office:value-type="float" office:value="1.85694758261" calcext:value-type="float">
            <text:p>1.8569475826</text:p>
          </table:table-cell>
          <table:table-cell office:value-type="float" office:value="1.84628620233" calcext:value-type="float">
            <text:p>1.8462862023</text:p>
          </table:table-cell>
          <table:table-cell office:value-type="float" office:value="1.85449099008" calcext:value-type="float">
            <text:p>1.8544909901</text:p>
          </table:table-cell>
          <table:table-cell table:number-columns-repeated="5"/>
        </table:table-row>
        <table:table-row table:style-name="ro1">
          <table:table-cell office:value-type="float" office:value="0.0133634610102" calcext:value-type="float">
            <text:p>0.013363461</text:p>
          </table:table-cell>
          <table:table-cell office:value-type="float" office:value="1.83874513281" calcext:value-type="float">
            <text:p>1.8387451328</text:p>
          </table:table-cell>
          <table:table-cell office:value-type="float" office:value="1.83973903038" calcext:value-type="float">
            <text:p>1.8397390304</text:p>
          </table:table-cell>
          <table:table-cell office:value-type="float" office:value="1.85449070079" calcext:value-type="float">
            <text:p>1.8544907008</text:p>
          </table:table-cell>
          <table:table-cell office:value-type="float" office:value="1.84276195816" calcext:value-type="float">
            <text:p>1.8427619582</text:p>
          </table:table-cell>
          <table:table-cell office:value-type="float" office:value="1.85164823295" calcext:value-type="float">
            <text:p>1.851648233</text:p>
          </table:table-cell>
          <table:table-cell table:number-columns-repeated="5"/>
        </table:table-row>
        <table:table-row table:style-name="ro1">
          <table:table-cell office:value-type="float" office:value="0.0100225957576" calcext:value-type="float">
            <text:p>0.0100225958</text:p>
          </table:table-cell>
          <table:table-cell office:value-type="float" office:value="1.83612362793" calcext:value-type="float">
            <text:p>1.8361236279</text:p>
          </table:table-cell>
          <table:table-cell office:value-type="float" office:value="1.83770542905" calcext:value-type="float">
            <text:p>1.8377054291</text:p>
          </table:table-cell>
          <table:table-cell office:value-type="float" office:value="1.85261074769" calcext:value-type="float">
            <text:p>1.8526107477</text:p>
          </table:table-cell>
          <table:table-cell office:value-type="float" office:value="1.83960496196" calcext:value-type="float">
            <text:p>1.839604962</text:p>
          </table:table-cell>
          <table:table-cell office:value-type="float" office:value="1.84918071839" calcext:value-type="float">
            <text:p>1.8491807184</text:p>
          </table:table-cell>
          <table:table-cell table:number-columns-repeated="5"/>
        </table:table-row>
        <table:table-row table:style-name="ro1">
          <table:table-cell office:value-type="float" office:value="0.00751694681821" calcext:value-type="float">
            <text:p>0.0075169468</text:p>
          </table:table-cell>
          <table:table-cell office:value-type="float" office:value="1.83394952292" calcext:value-type="float">
            <text:p>1.8339495229</text:p>
          </table:table-cell>
          <table:table-cell office:value-type="float" office:value="1.83600020286" calcext:value-type="float">
            <text:p>1.8360002029</text:p>
          </table:table-cell>
          <table:table-cell office:value-type="float" office:value="1.85125733277" calcext:value-type="float">
            <text:p>1.8512573328</text:p>
          </table:table-cell>
          <table:table-cell office:value-type="float" office:value="1.83680080489" calcext:value-type="float">
            <text:p>1.8368008049</text:p>
          </table:table-cell>
          <table:table-cell office:value-type="float" office:value="1.8470474935" calcext:value-type="float">
            <text:p>1.8470474935</text:p>
          </table:table-cell>
          <table:table-cell table:number-columns-repeated="5"/>
        </table:table-row>
        <table:table-row table:style-name="ro1">
          <table:table-cell office:value-type="float" office:value="0.00563771011366" calcext:value-type="float">
            <text:p>0.0056377101</text:p>
          </table:table-cell>
          <table:table-cell office:value-type="float" office:value="1.83215517067" calcext:value-type="float">
            <text:p>1.8321551707</text:p>
          </table:table-cell>
          <table:table-cell office:value-type="float" office:value="1.83453370885" calcext:value-type="float">
            <text:p>1.8345337089</text:p>
          </table:table-cell>
          <table:table-cell office:value-type="float" office:value="1.85035276272" calcext:value-type="float">
            <text:p>1.8503527627</text:p>
          </table:table-cell>
          <table:table-cell office:value-type="float" office:value="1.834330786" calcext:value-type="float">
            <text:p>1.834330786</text:p>
          </table:table-cell>
          <table:table-cell office:value-type="float" office:value="1.8451905202" calcext:value-type="float">
            <text:p>1.8451905202</text:p>
          </table:table-cell>
          <table:table-cell table:number-columns-repeated="5"/>
        </table:table-row>
        <table:table-row table:style-name="ro1">
          <table:table-cell office:value-type="float" office:value="0.00422828258525" calcext:value-type="float">
            <text:p>0.0042282826</text:p>
          </table:table-cell>
          <table:table-cell office:value-type="float" office:value="1.83067061234" calcext:value-type="float">
            <text:p>1.8306706123</text:p>
          </table:table-cell>
          <table:table-cell office:value-type="float" office:value="1.83323068132" calcext:value-type="float">
            <text:p>1.8332306813</text:p>
          </table:table-cell>
          <table:table-cell office:value-type="float" office:value="1.84980672536" calcext:value-type="float">
            <text:p>1.8498067254</text:p>
          </table:table-cell>
          <table:table-cell office:value-type="float" office:value="1.96983013307" calcext:value-type="float">
            <text:p>1.9698301331</text:p>
          </table:table-cell>
          <table:table-cell office:value-type="float" office:value="1.84355031327" calcext:value-type="float">
            <text:p>1.84355031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95496934664" calcext:value-type="float">
            <text:p>1.9549693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94093796904" calcext:value-type="float">
            <text:p>1.9409379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92781111844" calcext:value-type="float">
            <text:p>1.92781111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91566784943" calcext:value-type="float">
            <text:p>1.91566784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90456369352" calcext:value-type="float">
            <text:p>1.90456369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9452266659" calcext:value-type="float">
            <text:p>1.89452266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855383746" calcext:value-type="float">
            <text:p>1.88553837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7757477552" calcext:value-type="float">
            <text:p>1.87757477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7056418385" calcext:value-type="float">
            <text:p>1.87056418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6440739462" calcext:value-type="float">
            <text:p>1.86440739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5898253966" calcext:value-type="float">
            <text:p>1.85898253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5416389075" calcext:value-type="float">
            <text:p>1.85416389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4984376255" calcext:value-type="float">
            <text:p>1.84984376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4594705957" calcext:value-type="float">
            <text:p>1.84594705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4243206189" calcext:value-type="float">
            <text:p>1.84243206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3927921317" calcext:value-type="float">
            <text:p>1.83927921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3647571659" calcext:value-type="float">
            <text:p>1.83647571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340043947" calcext:value-type="float">
            <text:p>1.83400439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83184154436" calcext:value-type="float">
            <text:p>1.8318415444</text:p>
          </table:table-cell>
          <table:table-cell table:number-columns-repeated="6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10 FOL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5161005308" calcext:value-type="float">
            <text:p>1.9516100531</text:p>
          </table:table-cell>
          <table:table-cell office:value-type="float" office:value="1.94865059063" calcext:value-type="float">
            <text:p>1.9486505906</text:p>
          </table:table-cell>
          <table:table-cell office:value-type="float" office:value="1.95003144484" calcext:value-type="float">
            <text:p>1.9500314448</text:p>
          </table:table-cell>
          <table:table-cell office:value-type="float" office:value="1.94833402106" calcext:value-type="float">
            <text:p>1.9483340211</text:p>
          </table:table-cell>
          <table:table-cell office:value-type="float" office:value="1.94853200843" calcext:value-type="float">
            <text:p>1.9485320084</text:p>
          </table:table-cell>
          <table:table-cell office:value-type="float" office:value="1.95635022321" calcext:value-type="float">
            <text:p>1.9563502232</text:p>
          </table:table-cell>
          <table:table-cell office:value-type="float" office:value="1.949413728" calcext:value-type="float">
            <text:p>1.949413728</text:p>
          </table:table-cell>
          <table:table-cell office:value-type="float" office:value="1.96053434245" calcext:value-type="float">
            <text:p>1.9605343425</text:p>
          </table:table-cell>
          <table:table-cell office:value-type="float" office:value="1.94708059214" calcext:value-type="float">
            <text:p>1.9470805921</text:p>
          </table:table-cell>
          <table:table-cell office:value-type="float" office:value="1.95273671938" calcext:value-type="float">
            <text:p>1.95273671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93714444456" calcext:value-type="float">
            <text:p>1.9371444446</text:p>
          </table:table-cell>
          <table:table-cell office:value-type="float" office:value="1.93466767273" calcext:value-type="float">
            <text:p>1.9346676727</text:p>
          </table:table-cell>
          <table:table-cell office:value-type="float" office:value="1.93547975586" calcext:value-type="float">
            <text:p>1.9354797559</text:p>
          </table:table-cell>
          <table:table-cell office:value-type="float" office:value="1.93419195029" calcext:value-type="float">
            <text:p>1.9341919503</text:p>
          </table:table-cell>
          <table:table-cell office:value-type="float" office:value="1.9340223738" calcext:value-type="float">
            <text:p>1.9340223738</text:p>
          </table:table-cell>
          <table:table-cell office:value-type="float" office:value="1.94311065609" calcext:value-type="float">
            <text:p>1.9431106561</text:p>
          </table:table-cell>
          <table:table-cell office:value-type="float" office:value="1.93476074125" calcext:value-type="float">
            <text:p>1.9347607413</text:p>
          </table:table-cell>
          <table:table-cell office:value-type="float" office:value="1.945854313" calcext:value-type="float">
            <text:p>1.945854313</text:p>
          </table:table-cell>
          <table:table-cell office:value-type="float" office:value="1.93270104875" calcext:value-type="float">
            <text:p>1.9327010488</text:p>
          </table:table-cell>
          <table:table-cell office:value-type="float" office:value="1.93850803522" calcext:value-type="float">
            <text:p>1.9385080352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1.92389980621" calcext:value-type="float">
            <text:p>1.9238998062</text:p>
          </table:table-cell>
          <table:table-cell office:value-type="float" office:value="1.92178961693" calcext:value-type="float">
            <text:p>1.9217896169</text:p>
          </table:table-cell>
          <table:table-cell office:value-type="float" office:value="1.92206101924" calcext:value-type="float">
            <text:p>1.9220610192</text:p>
          </table:table-cell>
          <table:table-cell office:value-type="float" office:value="1.9212314422" calcext:value-type="float">
            <text:p>1.9212314422</text:p>
          </table:table-cell>
          <table:table-cell office:value-type="float" office:value="1.92067119415" calcext:value-type="float">
            <text:p>1.9206711942</text:p>
          </table:table-cell>
          <table:table-cell office:value-type="float" office:value="1.93109720884" calcext:value-type="float">
            <text:p>1.9310972088</text:p>
          </table:table-cell>
          <table:table-cell office:value-type="float" office:value="1.92122317284" calcext:value-type="float">
            <text:p>1.9212231728</text:p>
          </table:table-cell>
          <table:table-cell office:value-type="float" office:value="1.9321764925" calcext:value-type="float">
            <text:p>1.9321764925</text:p>
          </table:table-cell>
          <table:table-cell office:value-type="float" office:value="1.91951001672" calcext:value-type="float">
            <text:p>1.9195100167</text:p>
          </table:table-cell>
          <table:table-cell office:value-type="float" office:value="1.92582508772" calcext:value-type="float">
            <text:p>1.9258250877</text:p>
          </table:table-cell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1.91190246394" calcext:value-type="float">
            <text:p>1.9119024639</text:p>
          </table:table-cell>
          <table:table-cell office:value-type="float" office:value="1.91003457903" calcext:value-type="float">
            <text:p>1.910034579</text:p>
          </table:table-cell>
          <table:table-cell office:value-type="float" office:value="1.90983082667" calcext:value-type="float">
            <text:p>1.9098308267</text:p>
          </table:table-cell>
          <table:table-cell office:value-type="float" office:value="1.90945142618" calcext:value-type="float">
            <text:p>1.9094514262</text:p>
          </table:table-cell>
          <table:table-cell office:value-type="float" office:value="1.90852948934" calcext:value-type="float">
            <text:p>1.9085294893</text:p>
          </table:table-cell>
          <table:table-cell office:value-type="float" office:value="1.92034354826" calcext:value-type="float">
            <text:p>1.9203435483</text:p>
          </table:table-cell>
          <table:table-cell office:value-type="float" office:value="1.9088804323" calcext:value-type="float">
            <text:p>1.9088804323</text:p>
          </table:table-cell>
          <table:table-cell office:value-type="float" office:value="1.91954346713" calcext:value-type="float">
            <text:p>1.9195434671</text:p>
          </table:table-cell>
          <table:table-cell office:value-type="float" office:value="1.9075471652" calcext:value-type="float">
            <text:p>1.9075471652</text:p>
          </table:table-cell>
          <table:table-cell office:value-type="float" office:value="1.91471261556" calcext:value-type="float">
            <text:p>1.9147126156</text:p>
          </table:table-cell>
        </table:table-row>
        <table:table-row table:style-name="ro1">
          <table:table-cell office:value-type="float" office:value="0.31640625" calcext:value-type="float">
            <text:p>0.31640625</text:p>
          </table:table-cell>
          <table:table-cell office:value-type="float" office:value="1.90111614029" calcext:value-type="float">
            <text:p>1.9011161403</text:p>
          </table:table-cell>
          <table:table-cell office:value-type="float" office:value="1.89937155323" calcext:value-type="float">
            <text:p>1.8993715532</text:p>
          </table:table-cell>
          <table:table-cell office:value-type="float" office:value="1.89880068075" calcext:value-type="float">
            <text:p>1.8988006808</text:p>
          </table:table-cell>
          <table:table-cell office:value-type="float" office:value="1.89880127205" calcext:value-type="float">
            <text:p>1.8988012721</text:p>
          </table:table-cell>
          <table:table-cell office:value-type="float" office:value="1.89759011745" calcext:value-type="float">
            <text:p>1.8975901175</text:p>
          </table:table-cell>
          <table:table-cell office:value-type="float" office:value="1.91081125478" calcext:value-type="float">
            <text:p>1.9108112548</text:p>
          </table:table-cell>
          <table:table-cell office:value-type="float" office:value="1.89774726527" calcext:value-type="float">
            <text:p>1.8977472653</text:p>
          </table:table-cell>
          <table:table-cell office:value-type="float" office:value="1.90797202328" calcext:value-type="float">
            <text:p>1.9079720233</text:p>
          </table:table-cell>
          <table:table-cell office:value-type="float" office:value="1.89679218916" calcext:value-type="float">
            <text:p>1.8967921892</text:p>
          </table:table-cell>
          <table:table-cell office:value-type="float" office:value="1.905101214" calcext:value-type="float">
            <text:p>1.905101214</text:p>
          </table:table-cell>
        </table:table-row>
        <table:table-row table:style-name="ro1">
          <table:table-cell office:value-type="float" office:value="0.2373046875" calcext:value-type="float">
            <text:p>0.2373046875</text:p>
          </table:table-cell>
          <table:table-cell office:value-type="float" office:value="1.89144725156" calcext:value-type="float">
            <text:p>1.8914472516</text:p>
          </table:table-cell>
          <table:table-cell office:value-type="float" office:value="1.88972606788" calcext:value-type="float">
            <text:p>1.8897260679</text:p>
          </table:table-cell>
          <table:table-cell office:value-type="float" office:value="1.8889318431" calcext:value-type="float">
            <text:p>1.8889318431</text:p>
          </table:table-cell>
          <table:table-cell office:value-type="float" office:value="1.88918896646" calcext:value-type="float">
            <text:p>1.8891889665</text:p>
          </table:table-cell>
          <table:table-cell office:value-type="float" office:value="1.88778920033" calcext:value-type="float">
            <text:p>1.8877892003</text:p>
          </table:table-cell>
          <table:table-cell office:value-type="float" office:value="1.90239096716" calcext:value-type="float">
            <text:p>1.9023909672</text:p>
          </table:table-cell>
          <table:table-cell office:value-type="float" office:value="1.88777127447" calcext:value-type="float">
            <text:p>1.8877712745</text:p>
          </table:table-cell>
          <table:table-cell office:value-type="float" office:value="1.89744673484" calcext:value-type="float">
            <text:p>1.8974467348</text:p>
          </table:table-cell>
          <table:table-cell office:value-type="float" office:value="1.88716485414" calcext:value-type="float">
            <text:p>1.8871648541</text:p>
          </table:table-cell>
          <table:table-cell office:value-type="float" office:value="1.89682727774" calcext:value-type="float">
            <text:p>1.8968272777</text:p>
          </table:table-cell>
        </table:table-row>
        <table:table-row table:style-name="ro1">
          <table:table-cell office:value-type="float" office:value="0.177978515625" calcext:value-type="float">
            <text:p>0.1779785156</text:p>
          </table:table-cell>
          <table:table-cell office:value-type="float" office:value="1.88276991536" calcext:value-type="float">
            <text:p>1.8827699154</text:p>
          </table:table-cell>
          <table:table-cell office:value-type="float" office:value="1.88100137312" calcext:value-type="float">
            <text:p>1.8810013731</text:p>
          </table:table-cell>
          <table:table-cell office:value-type="float" office:value="1.88014883765" calcext:value-type="float">
            <text:p>1.8801488377</text:p>
          </table:table-cell>
          <table:table-cell office:value-type="float" office:value="1.8805058698" calcext:value-type="float">
            <text:p>1.8805058698</text:p>
          </table:table-cell>
          <table:table-cell office:value-type="float" office:value="1.87902620187" calcext:value-type="float">
            <text:p>1.8790262019</text:p>
          </table:table-cell>
          <table:table-cell office:value-type="float" office:value="1.89492973136" calcext:value-type="float">
            <text:p>1.8949297314</text:p>
          </table:table-cell>
          <table:table-cell office:value-type="float" office:value="1.87885603511" calcext:value-type="float">
            <text:p>1.8788560351</text:p>
          </table:table-cell>
          <table:table-cell office:value-type="float" office:value="1.88792906382" calcext:value-type="float">
            <text:p>1.8879290638</text:p>
          </table:table-cell>
          <table:table-cell office:value-type="float" office:value="1.87854818621" calcext:value-type="float">
            <text:p>1.8785481862</text:p>
          </table:table-cell>
          <table:table-cell office:value-type="float" office:value="1.88966602428" calcext:value-type="float">
            <text:p>1.8896660243</text:p>
          </table:table-cell>
        </table:table-row>
        <table:table-row table:style-name="ro1">
          <table:table-cell office:value-type="float" office:value="0.133483886719" calcext:value-type="float">
            <text:p>0.1334838867</text:p>
          </table:table-cell>
          <table:table-cell office:value-type="float" office:value="1.87495434374" calcext:value-type="float">
            <text:p>1.8749543437</text:p>
          </table:table-cell>
          <table:table-cell office:value-type="float" office:value="1.87310016793" calcext:value-type="float">
            <text:p>1.8731001679</text:p>
          </table:table-cell>
          <table:table-cell office:value-type="float" office:value="1.8723583521" calcext:value-type="float">
            <text:p>1.8723583521</text:p>
          </table:table-cell>
          <table:table-cell office:value-type="float" office:value="1.87265122897" calcext:value-type="float">
            <text:p>1.872651229</text:p>
          </table:table-cell>
          <table:table-cell office:value-type="float" office:value="1.8711873539" calcext:value-type="float">
            <text:p>1.8711873539</text:p>
          </table:table-cell>
          <table:table-cell office:value-type="float" office:value="1.88826666413" calcext:value-type="float">
            <text:p>1.8882666641</text:p>
          </table:table-cell>
          <table:table-cell office:value-type="float" office:value="1.87089104541" calcext:value-type="float">
            <text:p>1.8708910454</text:p>
          </table:table-cell>
          <table:table-cell office:value-type="float" office:value="1.87936906105" calcext:value-type="float">
            <text:p>1.8793690611</text:p>
          </table:table-cell>
          <table:table-cell office:value-type="float" office:value="1.87081795165" calcext:value-type="float">
            <text:p>1.8708179517</text:p>
          </table:table-cell>
          <table:table-cell office:value-type="float" office:value="1.88337817787" calcext:value-type="float">
            <text:p>1.8833781779</text:p>
          </table:table-cell>
        </table:table-row>
        <table:table-row table:style-name="ro1">
          <table:table-cell office:value-type="float" office:value="0.100112915039" calcext:value-type="float">
            <text:p>0.100112915</text:p>
          </table:table-cell>
          <table:table-cell office:value-type="float" office:value="1.86788758517" calcext:value-type="float">
            <text:p>1.8678875852</text:p>
          </table:table-cell>
          <table:table-cell office:value-type="float" office:value="1.86593880485" calcext:value-type="float">
            <text:p>1.8659388049</text:p>
          </table:table-cell>
          <table:table-cell office:value-type="float" office:value="1.86546435949" calcext:value-type="float">
            <text:p>1.8654643595</text:p>
          </table:table-cell>
          <table:table-cell office:value-type="float" office:value="1.86554623871" calcext:value-type="float">
            <text:p>1.8655462387</text:p>
          </table:table-cell>
          <table:table-cell office:value-type="float" office:value="1.86416336291" calcext:value-type="float">
            <text:p>1.8641633629</text:p>
          </table:table-cell>
          <table:table-cell office:value-type="float" office:value="1.88226247283" calcext:value-type="float">
            <text:p>1.8822624728</text:p>
          </table:table-cell>
          <table:table-cell office:value-type="float" office:value="1.86377479341" calcext:value-type="float">
            <text:p>1.8637747934</text:p>
          </table:table-cell>
          <table:table-cell office:value-type="float" office:value="1.87171201799" calcext:value-type="float">
            <text:p>1.871712018</text:p>
          </table:table-cell>
          <table:table-cell office:value-type="float" office:value="1.86386577851" calcext:value-type="float">
            <text:p>1.8638657785</text:p>
          </table:table-cell>
          <table:table-cell office:value-type="float" office:value="1.87775088299" calcext:value-type="float">
            <text:p>1.877750883</text:p>
          </table:table-cell>
        </table:table-row>
        <table:table-row table:style-name="ro1">
          <table:table-cell office:value-type="float" office:value="0.0750846862793" calcext:value-type="float">
            <text:p>0.0750846863</text:p>
          </table:table-cell>
          <table:table-cell office:value-type="float" office:value="1.86148365068" calcext:value-type="float">
            <text:p>1.8614836507</text:p>
          </table:table-cell>
          <table:table-cell office:value-type="float" office:value="1.85945327318" calcext:value-type="float">
            <text:p>1.8594532732</text:p>
          </table:table-cell>
          <table:table-cell office:value-type="float" office:value="1.85937771173" calcext:value-type="float">
            <text:p>1.8593777117</text:p>
          </table:table-cell>
          <table:table-cell office:value-type="float" office:value="1.85913631127" calcext:value-type="float">
            <text:p>1.8591363113</text:p>
          </table:table-cell>
          <table:table-cell office:value-type="float" office:value="1.85786017249" calcext:value-type="float">
            <text:p>1.8578601725</text:p>
          </table:table-cell>
          <table:table-cell office:value-type="float" office:value="1.87681682862" calcext:value-type="float">
            <text:p>1.8768168286</text:p>
          </table:table-cell>
          <table:table-cell office:value-type="float" office:value="1.85742667493" calcext:value-type="float">
            <text:p>1.8574266749</text:p>
          </table:table-cell>
          <table:table-cell office:value-type="float" office:value="1.86490000751" calcext:value-type="float">
            <text:p>1.8649000075</text:p>
          </table:table-cell>
          <table:table-cell office:value-type="float" office:value="1.85761139867" calcext:value-type="float">
            <text:p>1.8576113987</text:p>
          </table:table-cell>
          <table:table-cell office:value-type="float" office:value="1.87262185427" calcext:value-type="float">
            <text:p>1.8726218543</text:p>
          </table:table-cell>
        </table:table-row>
        <table:table-row table:style-name="ro1">
          <table:table-cell office:value-type="float" office:value="0.0563135147095" calcext:value-type="float">
            <text:p>0.0563135147</text:p>
          </table:table-cell>
          <table:table-cell office:value-type="float" office:value="1.85568546989" calcext:value-type="float">
            <text:p>1.8556854699</text:p>
          </table:table-cell>
          <table:table-cell office:value-type="float" office:value="1.85359989488" calcext:value-type="float">
            <text:p>1.8535998949</text:p>
          </table:table-cell>
          <table:table-cell office:value-type="float" office:value="1.85402225978" calcext:value-type="float">
            <text:p>1.8540222598</text:p>
          </table:table-cell>
          <table:table-cell office:value-type="float" office:value="1.85338596416" calcext:value-type="float">
            <text:p>1.8533859642</text:p>
          </table:table-cell>
          <table:table-cell office:value-type="float" office:value="1.85220529578" calcext:value-type="float">
            <text:p>1.8522052958</text:p>
          </table:table-cell>
          <table:table-cell office:value-type="float" office:value="1.87187428228" calcext:value-type="float">
            <text:p>1.8718742823</text:p>
          </table:table-cell>
          <table:table-cell office:value-type="float" office:value="1.85179028646" calcext:value-type="float">
            <text:p>1.8517902865</text:p>
          </table:table-cell>
          <table:table-cell office:value-type="float" office:value="1.85887246541" calcext:value-type="float">
            <text:p>1.8588724654</text:p>
          </table:table-cell>
          <table:table-cell office:value-type="float" office:value="1.8520054278" calcext:value-type="float">
            <text:p>1.8520054278</text:p>
          </table:table-cell>
          <table:table-cell office:value-type="float" office:value="1.86788615032" calcext:value-type="float">
            <text:p>1.8678861503</text:p>
          </table:table-cell>
        </table:table-row>
        <table:table-row table:style-name="ro1">
          <table:table-cell office:value-type="float" office:value="0.0422351360321" calcext:value-type="float">
            <text:p>0.042235136</text:p>
          </table:table-cell>
          <table:table-cell office:value-type="float" office:value="1.85046177107" calcext:value-type="float">
            <text:p>1.8504617711</text:p>
          </table:table-cell>
          <table:table-cell office:value-type="float" office:value="1.84835307153" calcext:value-type="float">
            <text:p>1.8483530715</text:p>
          </table:table-cell>
          <table:table-cell office:value-type="float" office:value="1.84933835421" calcext:value-type="float">
            <text:p>1.8493383542</text:p>
          </table:table-cell>
          <table:table-cell office:value-type="float" office:value="1.8482713356" calcext:value-type="float">
            <text:p>1.8482713356</text:p>
          </table:table-cell>
          <table:table-cell office:value-type="float" office:value="1.84715080661" calcext:value-type="float">
            <text:p>1.8471508066</text:p>
          </table:table-cell>
          <table:table-cell office:value-type="float" office:value="1.86742116107" calcext:value-type="float">
            <text:p>1.8674211611</text:p>
          </table:table-cell>
          <table:table-cell office:value-type="float" office:value="1.84683169348" calcext:value-type="float">
            <text:p>1.8468316935</text:p>
          </table:table-cell>
          <table:table-cell office:value-type="float" office:value="1.85356867574" calcext:value-type="float">
            <text:p>1.8535686757</text:p>
          </table:table-cell>
          <table:table-cell office:value-type="float" office:value="1.84702525755" calcext:value-type="float">
            <text:p>1.8470252576</text:p>
          </table:table-cell>
          <table:table-cell office:value-type="float" office:value="1.86349084739" calcext:value-type="float">
            <text:p>1.8634908474</text:p>
          </table:table-cell>
        </table:table-row>
        <table:table-row table:style-name="ro1">
          <table:table-cell office:value-type="float" office:value="0.0316763520241" calcext:value-type="float">
            <text:p>0.031676352</text:p>
          </table:table-cell>
          <table:table-cell office:value-type="float" office:value="1.8457999789" calcext:value-type="float">
            <text:p>1.8457999789</text:p>
          </table:table-cell>
          <table:table-cell office:value-type="float" office:value="1.84370011587" calcext:value-type="float">
            <text:p>1.8437001159</text:p>
          </table:table-cell>
          <table:table-cell office:value-type="float" office:value="1.845281748" calcext:value-type="float">
            <text:p>1.845281748</text:p>
          </table:table-cell>
          <table:table-cell office:value-type="float" office:value="1.84377259712" calcext:value-type="float">
            <text:p>1.8437725971</text:p>
          </table:table-cell>
          <table:table-cell office:value-type="float" office:value="1.84267112058" calcext:value-type="float">
            <text:p>1.8426711206</text:p>
          </table:table-cell>
          <table:table-cell office:value-type="float" office:value="1.86347475282" calcext:value-type="float">
            <text:p>1.8634747528</text:p>
          </table:table-cell>
          <table:table-cell office:value-type="float" office:value="1.84253377129" calcext:value-type="float">
            <text:p>1.8425337713</text:p>
          </table:table-cell>
          <table:table-cell office:value-type="float" office:value="1.84893092032" calcext:value-type="float">
            <text:p>1.8489309203</text:p>
          </table:table-cell>
          <table:table-cell office:value-type="float" office:value="1.84266514914" calcext:value-type="float">
            <text:p>1.8426651491</text:p>
          </table:table-cell>
          <table:table-cell office:value-type="float" office:value="1.85942285984" calcext:value-type="float">
            <text:p>1.8594228598</text:p>
          </table:table-cell>
        </table:table-row>
        <table:table-row table:style-name="ro1">
          <table:table-cell office:value-type="float" office:value="0.0237572640181" calcext:value-type="float">
            <text:p>0.023757264</text:p>
          </table:table-cell>
          <table:table-cell office:value-type="float" office:value="1.84169533334" calcext:value-type="float">
            <text:p>1.8416953333</text:p>
          </table:table-cell>
          <table:table-cell office:value-type="float" office:value="1.83963248533" calcext:value-type="float">
            <text:p>1.8396324853</text:p>
          </table:table-cell>
          <table:table-cell office:value-type="float" office:value="1.84181593597" calcext:value-type="float">
            <text:p>1.841815936</text:p>
          </table:table-cell>
          <table:table-cell office:value-type="float" office:value="1.83986622297" calcext:value-type="float">
            <text:p>1.839866223</text:p>
          </table:table-cell>
          <table:table-cell office:value-type="float" office:value="1.83875370706" calcext:value-type="float">
            <text:p>1.8387537071</text:p>
          </table:table-cell>
          <table:table-cell office:value-type="float" office:value="1.86006603287" calcext:value-type="float">
            <text:p>1.8600660329</text:p>
          </table:table-cell>
          <table:table-cell office:value-type="float" office:value="1.83888616879" calcext:value-type="float">
            <text:p>1.8388861688</text:p>
          </table:table-cell>
          <table:table-cell office:value-type="float" office:value="1.84490491139" calcext:value-type="float">
            <text:p>1.8449049114</text:p>
          </table:table-cell>
          <table:table-cell office:value-type="float" office:value="1.83892142627" calcext:value-type="float">
            <text:p>1.8389214263</text:p>
          </table:table-cell>
          <table:table-cell office:value-type="float" office:value="1.85569288404" calcext:value-type="float">
            <text:p>1.855692884</text:p>
          </table:table-cell>
        </table:table-row>
        <table:table-row table:style-name="ro1">
          <table:table-cell office:value-type="float" office:value="0.0178179480135" calcext:value-type="float">
            <text:p>0.017817948</text:p>
          </table:table-cell>
          <table:table-cell office:value-type="float" office:value="1.83813808388" calcext:value-type="float">
            <text:p>1.8381380839</text:p>
          </table:table-cell>
          <table:table-cell office:value-type="float" office:value="1.83613468418" calcext:value-type="float">
            <text:p>1.8361346842</text:p>
          </table:table-cell>
          <table:table-cell office:value-type="float" office:value="1.83889980834" calcext:value-type="float">
            <text:p>1.8388998083</text:p>
          </table:table-cell>
          <table:table-cell office:value-type="float" office:value="1.83651744899" calcext:value-type="float">
            <text:p>1.836517449</text:p>
          </table:table-cell>
          <table:table-cell office:value-type="float" office:value="1.83538462521" calcext:value-type="float">
            <text:p>1.8353846252</text:p>
          </table:table-cell>
          <table:table-cell office:value-type="float" office:value="1.85721961775" calcext:value-type="float">
            <text:p>1.8572196178</text:p>
          </table:table-cell>
          <table:table-cell office:value-type="float" office:value="1.83587214527" calcext:value-type="float">
            <text:p>1.8358721453</text:p>
          </table:table-cell>
          <table:table-cell office:value-type="float" office:value="1.84143609305" calcext:value-type="float">
            <text:p>1.8414360931</text:p>
          </table:table-cell>
          <table:table-cell office:value-type="float" office:value="1.83577614073" calcext:value-type="float">
            <text:p>1.8357761407</text:p>
          </table:table-cell>
          <table:table-cell office:value-type="float" office:value="1.85231786474" calcext:value-type="float">
            <text:p>1.8523178647</text:p>
          </table:table-cell>
        </table:table-row>
        <table:table-row table:style-name="ro1">
          <table:table-cell office:value-type="float" office:value="0.0133634610102" calcext:value-type="float">
            <text:p>0.013363461</text:p>
          </table:table-cell>
          <table:table-cell office:value-type="float" office:value="1.83510274988" calcext:value-type="float">
            <text:p>1.8351027499</text:p>
          </table:table-cell>
          <table:table-cell office:value-type="float" office:value="1.83317460023" calcext:value-type="float">
            <text:p>1.8331746002</text:p>
          </table:table-cell>
          <table:table-cell office:value-type="float" office:value="1.83647660156" calcext:value-type="float">
            <text:p>1.8364766016</text:p>
          </table:table-cell>
          <table:table-cell office:value-type="float" office:value="1.83367508895" calcext:value-type="float">
            <text:p>1.833675089</text:p>
          </table:table-cell>
          <table:table-cell office:value-type="float" office:value="1.83253473177" calcext:value-type="float">
            <text:p>1.8325347318</text:p>
          </table:table-cell>
          <table:table-cell office:value-type="float" office:value="1.85493713653" calcext:value-type="float">
            <text:p>1.8549371365</text:p>
          </table:table-cell>
          <table:table-cell office:value-type="float" office:value="1.83345643212" calcext:value-type="float">
            <text:p>1.8334564321</text:p>
          </table:table-cell>
          <table:table-cell office:value-type="float" office:value="1.8384641697" calcext:value-type="float">
            <text:p>1.8384641697</text:p>
          </table:table-cell>
          <table:table-cell office:value-type="float" office:value="1.83318515994" calcext:value-type="float">
            <text:p>1.8331851599</text:p>
          </table:table-cell>
          <table:table-cell office:value-type="float" office:value="1.84930562528" calcext:value-type="float">
            <text:p>1.8493056253</text:p>
          </table:table-cell>
        </table:table-row>
        <table:table-row table:style-name="ro1">
          <table:table-cell office:value-type="float" office:value="0.0100225957576" calcext:value-type="float">
            <text:p>0.0100225958</text:p>
          </table:table-cell>
          <table:table-cell office:value-type="float" office:value="1.83254340733" calcext:value-type="float">
            <text:p>1.8325434073</text:p>
          </table:table-cell>
          <table:table-cell office:value-type="float" office:value="1.83069936131" calcext:value-type="float">
            <text:p>1.8306993613</text:p>
          </table:table-cell>
          <table:table-cell office:value-type="float" office:value="1.83447031057" calcext:value-type="float">
            <text:p>1.8344703106</text:p>
          </table:table-cell>
          <table:table-cell office:value-type="float" office:value="1.83127140447" calcext:value-type="float">
            <text:p>1.8312714045</text:p>
          </table:table-cell>
          <table:table-cell office:value-type="float" office:value="1.83015276623" calcext:value-type="float">
            <text:p>1.8301527662</text:p>
          </table:table-cell>
          <table:table-cell office:value-type="float" office:value="1.85318954614" calcext:value-type="float">
            <text:p>1.8531895461</text:p>
          </table:table-cell>
          <table:table-cell office:value-type="float" office:value="1.83157893159" calcext:value-type="float">
            <text:p>1.8315789316</text:p>
          </table:table-cell>
          <table:table-cell office:value-type="float" office:value="1.83592008322" calcext:value-type="float">
            <text:p>1.8359200832</text:p>
          </table:table-cell>
          <table:table-cell office:value-type="float" office:value="1.83107592888" calcext:value-type="float">
            <text:p>1.8310759289</text:p>
          </table:table-cell>
          <table:table-cell office:value-type="float" office:value="1.84664572624" calcext:value-type="float">
            <text:p>1.8466457262</text:p>
          </table:table-cell>
        </table:table-row>
        <table:table-row table:style-name="ro1">
          <table:table-cell office:value-type="float" office:value="0.00751694681821" calcext:value-type="float">
            <text:p>0.0075169468</text:p>
          </table:table-cell>
          <table:table-cell office:value-type="float" office:value="1.83039656488" calcext:value-type="float">
            <text:p>1.8303965649</text:p>
          </table:table-cell>
          <table:table-cell office:value-type="float" office:value="1.82863857834" calcext:value-type="float">
            <text:p>1.8286385783</text:p>
          </table:table-cell>
          <table:table-cell office:value-type="float" office:value="1.83279170666" calcext:value-type="float">
            <text:p>1.8327917067</text:p>
          </table:table-cell>
          <table:table-cell office:value-type="float" office:value="1.82922801484" calcext:value-type="float">
            <text:p>1.8292280148</text:p>
          </table:table-cell>
          <table:table-cell office:value-type="float" office:value="1.82816805699" calcext:value-type="float">
            <text:p>1.828168057</text:p>
          </table:table-cell>
          <table:table-cell office:value-type="float" office:value="1.85191979416" calcext:value-type="float">
            <text:p>1.8519197942</text:p>
          </table:table-cell>
          <table:table-cell office:value-type="float" office:value="1.83015672872" calcext:value-type="float">
            <text:p>1.8301567287</text:p>
          </table:table-cell>
          <table:table-cell office:value-type="float" office:value="1.83372841144" calcext:value-type="float">
            <text:p>1.8337284114</text:p>
          </table:table-cell>
          <table:table-cell office:value-type="float" office:value="1.82935596531" calcext:value-type="float">
            <text:p>1.8293559653</text:p>
          </table:table-cell>
          <table:table-cell office:value-type="float" office:value="1.84430870385" calcext:value-type="float">
            <text:p>1.8443087039</text:p>
          </table:table-cell>
        </table:table-row>
        <table:table-row table:style-name="ro1">
          <table:table-cell office:value-type="float" office:value="0.00563771011366" calcext:value-type="float">
            <text:p>0.0056377101</text:p>
          </table:table-cell>
          <table:table-cell office:value-type="float" office:value="1.82859025132" calcext:value-type="float">
            <text:p>1.8285902513</text:p>
          </table:table-cell>
          <table:table-cell office:value-type="float" office:value="1.82691385832" calcext:value-type="float">
            <text:p>1.8269138583</text:p>
          </table:table-cell>
          <table:table-cell office:value-type="float" office:value="1.83135132837" calcext:value-type="float">
            <text:p>1.8313513284</text:p>
          </table:table-cell>
          <table:table-cell office:value-type="float" office:value="1.8274663315" calcext:value-type="float">
            <text:p>1.8274663315</text:p>
          </table:table-cell>
          <table:table-cell office:value-type="float" office:value="1.8265011207" calcext:value-type="float">
            <text:p>1.8265011207</text:p>
          </table:table-cell>
          <table:table-cell office:value-type="float" office:value="1.85105266436" calcext:value-type="float">
            <text:p>1.8510526644</text:p>
          </table:table-cell>
          <table:table-cell office:value-type="float" office:value="1.82909357707" calcext:value-type="float">
            <text:p>1.8290935771</text:p>
          </table:table-cell>
          <table:table-cell office:value-type="float" office:value="1.8318153682" calcext:value-type="float">
            <text:p>1.8318153682</text:p>
          </table:table-cell>
          <table:table-cell office:value-type="float" office:value="1.82792845112" calcext:value-type="float">
            <text:p>1.8279284511</text:p>
          </table:table-cell>
          <table:table-cell office:value-type="float" office:value="1.84225272955" calcext:value-type="float">
            <text:p>1.8422527296</text:p>
          </table:table-cell>
        </table:table-row>
        <table:table-row table:style-name="ro1">
          <table:table-cell office:value-type="float" office:value="0.00422828258525" calcext:value-type="float">
            <text:p>0.0042282826</text:p>
          </table:table-cell>
          <table:table-cell office:value-type="float" office:value="1.82705595444" calcext:value-type="float">
            <text:p>1.8270559544</text:p>
          </table:table-cell>
          <table:table-cell office:value-type="float" office:value="1.82545130929" calcext:value-type="float">
            <text:p>1.8254513093</text:p>
          </table:table-cell>
          <table:table-cell office:value-type="float" office:value="1.83007440499" calcext:value-type="float">
            <text:p>1.830074405</text:p>
          </table:table-cell>
          <table:table-cell office:value-type="float" office:value="1.82591934034" calcext:value-type="float">
            <text:p>1.8259193403</text:p>
          </table:table-cell>
          <table:table-cell office:value-type="float" office:value="1.82507755166" calcext:value-type="float">
            <text:p>1.8250775517</text:p>
          </table:table-cell>
          <table:table-cell office:value-type="float" office:value="1.85050666754" calcext:value-type="float">
            <text:p>1.8505066675</text:p>
          </table:table-cell>
          <table:table-cell office:value-type="float" office:value="1.82829361582" calcext:value-type="float">
            <text:p>1.8282936158</text:p>
          </table:table-cell>
          <table:table-cell office:value-type="float" office:value="1.83012010628" calcext:value-type="float">
            <text:p>1.8301201063</text:p>
          </table:table-cell>
          <table:table-cell office:value-type="float" office:value="1.82670895453" calcext:value-type="float">
            <text:p>1.8267089545</text:p>
          </table:table-cell>
          <table:table-cell office:value-type="float" office:value="1.84043435594" calcext:value-type="float">
            <text:p>1.8404343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0:20:17.184950690</meta:creation-date>
    <dc:date>2015-01-26T19:51:42.650102021</dc:date>
    <meta:editing-duration>P1DT9H29M21S</meta:editing-duration>
    <meta:editing-cycles>11</meta:editing-cycles>
    <meta:generator>LibreOffice/4.2.7.2$Linux_X86_64 LibreOffice_project/420m0$Build-2</meta:generator>
    <meta:document-statistic meta:table-count="1" meta:cell-count="3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205cm" style:legend-expansion="high" chart:style-name="ch2"/>
        <chart:plot-area chart:style-name="ch3" table:cell-range-address="Sheet1.A2:Sheet1.F22" chart:data-source-has-labels="row" svg:x="0.32cm" svg:y="0.18cm" svg:width="13.831cm" svg:height="8.64cm">
          <chartooo:coordinate-region svg:x="1.232cm" svg:y="0.379cm" svg:width="12.6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scatter">
            <chart:domain table:cell-range-address="Sheet1.A3:Sheet1.A22"/>
            <chart:data-point chart:repeated="20"/>
          </chart:series>
          <chart:series chart:style-name="ch7" chart:values-cell-range-address="Sheet1.C3:Sheet1.C22" chart:label-cell-address="Sheet1.C2:Sheet1.C2" chart:class="chart:scatter">
            <chart:data-point chart:repeated="20"/>
          </chart:series>
          <chart:series chart:style-name="ch8" chart:values-cell-range-address="Sheet1.D3:Sheet1.D22" chart:label-cell-address="Sheet1.D2:Sheet1.D2" chart:class="chart:scatter">
            <chart:data-point chart:repeated="20"/>
          </chart:series>
          <chart:series chart:style-name="ch9" chart:values-cell-range-address="Sheet1.E3:Sheet1.E22" chart:label-cell-address="Sheet1.E2:Sheet1.E2" chart:class="chart:scatter">
            <chart:data-point chart:repeated="20"/>
          </chart:series>
          <chart:series chart:style-name="ch10" chart:values-cell-range-address="Sheet1.F3:Sheet1.F22" chart:label-cell-address="Sheet1.F2:Sheet1.F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2:Sheet1.B2</svg:desc>
                </draw:g>
              </table:table-cell>
              <table:table-cell office:value-type="string">
                <text:p>2</text:p>
                <draw:g>
                  <svg:desc>Sheet1.C2:Sheet1.C2</svg:desc>
                </draw:g>
              </table:table-cell>
              <table:table-cell office:value-type="string">
                <text:p>3</text:p>
                <draw:g>
                  <svg:desc>Sheet1.D2:Sheet1.D2</svg:desc>
                </draw:g>
              </table:table-cell>
              <table:table-cell office:value-type="string">
                <text:p>4</text:p>
                <draw:g>
                  <svg:desc>Sheet1.E2:Sheet1.E2</svg:desc>
                </draw:g>
              </table:table-cell>
              <table:table-cell office:value-type="string">
                <text:p>5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2</svg:desc>
                </draw:g>
              </table:table-cell>
              <table:table-cell office:value-type="float" office:value="1.95588124908">
                <text:p>1.95588124908</text:p>
                <draw:g>
                  <svg:desc>Sheet1.B3:Sheet1.B22</svg:desc>
                </draw:g>
              </table:table-cell>
              <table:table-cell office:value-type="float" office:value="1.95385955438">
                <text:p>1.95385955438</text:p>
                <draw:g>
                  <svg:desc>Sheet1.C3:Sheet1.C22</svg:desc>
                </draw:g>
              </table:table-cell>
              <table:table-cell office:value-type="float" office:value="1.96047818572">
                <text:p>1.96047818572</text:p>
                <draw:g>
                  <svg:desc>Sheet1.D3:Sheet1.D22</svg:desc>
                </draw:g>
              </table:table-cell>
              <table:table-cell office:value-type="float" office:value="1.96971718931">
                <text:p>1.96971718931</text:p>
                <draw:g>
                  <svg:desc>Sheet1.E3:Sheet1.E22</svg:desc>
                </draw:g>
              </table:table-cell>
              <table:table-cell office:value-type="float" office:value="1.95572521798">
                <text:p>1.95572521798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.94152184104">
                <text:p>1.94152184104</text:p>
              </table:table-cell>
              <table:table-cell office:value-type="float" office:value="1.93924385074">
                <text:p>1.93924385074</text:p>
              </table:table-cell>
              <table:table-cell office:value-type="float" office:value="1.94675121725">
                <text:p>1.94675121725</text:p>
              </table:table-cell>
              <table:table-cell office:value-type="float" office:value="1.95488800108">
                <text:p>1.95488800108</text:p>
              </table:table-cell>
              <table:table-cell office:value-type="float" office:value="1.94103766859">
                <text:p>1.94103766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1.92834035761">
                <text:p>1.92834035761</text:p>
              </table:table-cell>
              <table:table-cell office:value-type="float" office:value="1.92580361405">
                <text:p>1.92580361405</text:p>
              </table:table-cell>
              <table:table-cell office:value-type="float" office:value="1.93421268054">
                <text:p>1.93421268054</text:p>
              </table:table-cell>
              <table:table-cell office:value-type="float" office:value="1.94089528737">
                <text:p>1.94089528737</text:p>
              </table:table-cell>
              <table:table-cell office:value-type="float" office:value="1.92793885769">
                <text:p>1.92793885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1875">
                <text:p>0.421875</text:p>
              </table:table-cell>
              <table:table-cell office:value-type="float" office:value="1.9163655528">
                <text:p>1.9163655528</text:p>
              </table:table-cell>
              <table:table-cell office:value-type="float" office:value="1.91356652878">
                <text:p>1.91356652878</text:p>
              </table:table-cell>
              <table:table-cell office:value-type="float" office:value="1.92293306073">
                <text:p>1.92293306073</text:p>
              </table:table-cell>
              <table:table-cell office:value-type="float" office:value="1.92782154307">
                <text:p>1.92782154307</text:p>
              </table:table-cell>
              <table:table-cell office:value-type="float" office:value="1.91647855238">
                <text:p>1.91647855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40625">
                <text:p>0.31640625</text:p>
              </table:table-cell>
              <table:table-cell office:value-type="float" office:value="1.90557135947">
                <text:p>1.90557135947</text:p>
              </table:table-cell>
              <table:table-cell office:value-type="float" office:value="1.9025267812">
                <text:p>1.9025267812</text:p>
              </table:table-cell>
              <table:table-cell office:value-type="float" office:value="1.91291384659">
                <text:p>1.91291384659</text:p>
              </table:table-cell>
              <table:table-cell office:value-type="float" office:value="1.91574901682">
                <text:p>1.91574901682</text:p>
              </table:table-cell>
              <table:table-cell office:value-type="float" office:value="1.9066159444">
                <text:p>1.906615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1.89587509386">
                <text:p>1.89587509386</text:p>
              </table:table-cell>
              <table:table-cell office:value-type="float" office:value="1.89263497159">
                <text:p>1.89263497159</text:p>
              </table:table-cell>
              <table:table-cell office:value-type="float" office:value="1.90407517168">
                <text:p>1.90407517168</text:p>
              </table:table-cell>
              <table:table-cell office:value-type="float" office:value="1.90472977286">
                <text:p>1.90472977286</text:p>
              </table:table-cell>
              <table:table-cell office:value-type="float" office:value="1.898201952">
                <text:p>1.89820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978515625">
                <text:p>0.177978515625</text:p>
              </table:table-cell>
              <table:table-cell office:value-type="float" office:value="1.88715823205">
                <text:p>1.88715823205</text:p>
              </table:table-cell>
              <table:table-cell office:value-type="float" office:value="1.88381079149">
                <text:p>1.88381079149</text:p>
              </table:table-cell>
              <table:table-cell office:value-type="float" office:value="1.89627580567">
                <text:p>1.89627580567</text:p>
              </table:table-cell>
              <table:table-cell office:value-type="float" office:value="1.89477734407">
                <text:p>1.89477734407</text:p>
              </table:table-cell>
              <table:table-cell office:value-type="float" office:value="1.89100459912">
                <text:p>1.89100459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3483886719">
                <text:p>0.133483886719</text:p>
              </table:table-cell>
              <table:table-cell office:value-type="float" office:value="1.87929380242">
                <text:p>1.87929380242</text:p>
              </table:table-cell>
              <table:table-cell office:value-type="float" office:value="1.87596257406">
                <text:p>1.87596257406</text:p>
              </table:table-cell>
              <table:table-cell office:value-type="float" office:value="1.88934868613">
                <text:p>1.88934868613</text:p>
              </table:table-cell>
              <table:table-cell office:value-type="float" office:value="1.88587100414">
                <text:p>1.88587100414</text:p>
              </table:table-cell>
              <table:table-cell office:value-type="float" office:value="1.88475954795">
                <text:p>1.88475954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112915039">
                <text:p>0.100112915039</text:p>
              </table:table-cell>
              <table:table-cell office:value-type="float" office:value="1.87216856807">
                <text:p>1.87216856807</text:p>
              </table:table-cell>
              <table:table-cell office:value-type="float" office:value="1.86900189012">
                <text:p>1.86900189012</text:p>
              </table:table-cell>
              <table:table-cell office:value-type="float" office:value="1.88313541172">
                <text:p>1.88313541172</text:p>
              </table:table-cell>
              <table:table-cell office:value-type="float" office:value="1.87796221029">
                <text:p>1.87796221029</text:p>
              </table:table-cell>
              <table:table-cell office:value-type="float" office:value="1.87922189971">
                <text:p>1.87922189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0846862793">
                <text:p>0.0750846862793</text:p>
              </table:table-cell>
              <table:table-cell office:value-type="float" office:value="1.8656953316">
                <text:p>1.8656953316</text:p>
              </table:table-cell>
              <table:table-cell office:value-type="float" office:value="1.86285002621">
                <text:p>1.86285002621</text:p>
              </table:table-cell>
              <table:table-cell office:value-type="float" office:value="1.87751065395">
                <text:p>1.87751065395</text:p>
              </table:table-cell>
              <table:table-cell office:value-type="float" office:value="1.87097774281">
                <text:p>1.87097774281</text:p>
              </table:table-cell>
              <table:table-cell office:value-type="float" office:value="1.87420152993">
                <text:p>1.87420152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3135147095">
                <text:p>0.0563135147095</text:p>
              </table:table-cell>
              <table:table-cell office:value-type="float" office:value="1.85981633375">
                <text:p>1.85981633375</text:p>
              </table:table-cell>
              <table:table-cell office:value-type="float" office:value="1.85743936736">
                <text:p>1.85743936736</text:p>
              </table:table-cell>
              <table:table-cell office:value-type="float" office:value="1.87239509802">
                <text:p>1.87239509802</text:p>
              </table:table-cell>
              <table:table-cell office:value-type="float" office:value="1.86482142714">
                <text:p>1.86482142714</text:p>
              </table:table-cell>
              <table:table-cell office:value-type="float" office:value="1.8695765536">
                <text:p>1.8695765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2351360321">
                <text:p>0.0422351360321</text:p>
              </table:table-cell>
              <table:table-cell office:value-type="float" office:value="1.85450069797">
                <text:p>1.85450069797</text:p>
              </table:table-cell>
              <table:table-cell office:value-type="float" office:value="1.8527132686">
                <text:p>1.8527132686</text:p>
              </table:table-cell>
              <table:table-cell office:value-type="float" office:value="1.86775837094">
                <text:p>1.86775837094</text:p>
              </table:table-cell>
              <table:table-cell office:value-type="float" office:value="1.85938041702">
                <text:p>1.85938041702</text:p>
              </table:table-cell>
              <table:table-cell office:value-type="float" office:value="1.86528921776">
                <text:p>1.86528921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16763520241">
                <text:p>0.0316763520241</text:p>
              </table:table-cell>
              <table:table-cell office:value-type="float" office:value="1.8497378659">
                <text:p>1.8497378659</text:p>
              </table:table-cell>
              <table:table-cell office:value-type="float" office:value="1.84862475834">
                <text:p>1.84862475834</text:p>
              </table:table-cell>
              <table:table-cell office:value-type="float" office:value="1.86361239291">
                <text:p>1.86361239291</text:p>
              </table:table-cell>
              <table:table-cell office:value-type="float" office:value="1.85453933023">
                <text:p>1.85453933023</text:p>
              </table:table-cell>
              <table:table-cell office:value-type="float" office:value="1.86133113952">
                <text:p>1.86133113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7572640181">
                <text:p>0.0237572640181</text:p>
              </table:table-cell>
              <table:table-cell office:value-type="float" office:value="1.84552768207">
                <text:p>1.84552768207</text:p>
              </table:table-cell>
              <table:table-cell office:value-type="float" office:value="1.84513194318">
                <text:p>1.84513194318</text:p>
              </table:table-cell>
              <table:table-cell office:value-type="float" office:value="1.85999513994">
                <text:p>1.85999513994</text:p>
              </table:table-cell>
              <table:table-cell office:value-type="float" office:value="1.85019831691">
                <text:p>1.85019831691</text:p>
              </table:table-cell>
              <table:table-cell office:value-type="float" office:value="1.85772282618">
                <text:p>1.85772282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8179480135">
                <text:p>0.0178179480135</text:p>
              </table:table-cell>
              <table:table-cell office:value-type="float" office:value="1.84186833947">
                <text:p>1.84186833947</text:p>
              </table:table-cell>
              <table:table-cell office:value-type="float" office:value="1.84218942366">
                <text:p>1.84218942366</text:p>
              </table:table-cell>
              <table:table-cell office:value-type="float" office:value="1.85694758261">
                <text:p>1.85694758261</text:p>
              </table:table-cell>
              <table:table-cell office:value-type="float" office:value="1.84628620233">
                <text:p>1.84628620233</text:p>
              </table:table-cell>
              <table:table-cell office:value-type="float" office:value="1.85449099008">
                <text:p>1.85449099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3634610102">
                <text:p>0.0133634610102</text:p>
              </table:table-cell>
              <table:table-cell office:value-type="float" office:value="1.83874513281">
                <text:p>1.83874513281</text:p>
              </table:table-cell>
              <table:table-cell office:value-type="float" office:value="1.83973903038">
                <text:p>1.83973903038</text:p>
              </table:table-cell>
              <table:table-cell office:value-type="float" office:value="1.85449070079">
                <text:p>1.85449070079</text:p>
              </table:table-cell>
              <table:table-cell office:value-type="float" office:value="1.84276195816">
                <text:p>1.84276195816</text:p>
              </table:table-cell>
              <table:table-cell office:value-type="float" office:value="1.85164823295">
                <text:p>1.85164823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0225957576">
                <text:p>0.0100225957576</text:p>
              </table:table-cell>
              <table:table-cell office:value-type="float" office:value="1.83612362793">
                <text:p>1.83612362793</text:p>
              </table:table-cell>
              <table:table-cell office:value-type="float" office:value="1.83770542905">
                <text:p>1.83770542905</text:p>
              </table:table-cell>
              <table:table-cell office:value-type="float" office:value="1.85261074769">
                <text:p>1.85261074769</text:p>
              </table:table-cell>
              <table:table-cell office:value-type="float" office:value="1.83960496196">
                <text:p>1.83960496196</text:p>
              </table:table-cell>
              <table:table-cell office:value-type="float" office:value="1.84918071839">
                <text:p>1.84918071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51694681821">
                <text:p>0.00751694681821</text:p>
              </table:table-cell>
              <table:table-cell office:value-type="float" office:value="1.83394952292">
                <text:p>1.83394952292</text:p>
              </table:table-cell>
              <table:table-cell office:value-type="float" office:value="1.83600020286">
                <text:p>1.83600020286</text:p>
              </table:table-cell>
              <table:table-cell office:value-type="float" office:value="1.85125733277">
                <text:p>1.85125733277</text:p>
              </table:table-cell>
              <table:table-cell office:value-type="float" office:value="1.83680080489">
                <text:p>1.83680080489</text:p>
              </table:table-cell>
              <table:table-cell office:value-type="float" office:value="1.8470474935">
                <text:p>1.8470474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3771011366">
                <text:p>0.00563771011366</text:p>
              </table:table-cell>
              <table:table-cell office:value-type="float" office:value="1.83215517067">
                <text:p>1.83215517067</text:p>
              </table:table-cell>
              <table:table-cell office:value-type="float" office:value="1.83453370885">
                <text:p>1.83453370885</text:p>
              </table:table-cell>
              <table:table-cell office:value-type="float" office:value="1.85035276272">
                <text:p>1.85035276272</text:p>
              </table:table-cell>
              <table:table-cell office:value-type="float" office:value="1.834330786">
                <text:p>1.834330786</text:p>
              </table:table-cell>
              <table:table-cell office:value-type="float" office:value="1.8451905202">
                <text:p>1.8451905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22828258525">
                <text:p>0.00422828258525</text:p>
              </table:table-cell>
              <table:table-cell office:value-type="float" office:value="1.83067061234">
                <text:p>1.83067061234</text:p>
              </table:table-cell>
              <table:table-cell office:value-type="float" office:value="1.83323068132">
                <text:p>1.83323068132</text:p>
              </table:table-cell>
              <table:table-cell office:value-type="float" office:value="1.84980672536">
                <text:p>1.84980672536</text:p>
              </table:table-cell>
              <table:table-cell office:value-type="float" office:value="1.96983013307">
                <text:p>1.96983013307</text:p>
              </table:table-cell>
              <table:table-cell office:value-type="float" office:value="1.84355031327">
                <text:p>1.84355031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1.96cm" style:legend-expansion="high" chart:style-name="ch2"/>
        <chart:plot-area chart:style-name="ch3" table:cell-range-address="Sheet1.A49:Sheet1.K68" svg:x="0.32cm" svg:y="0.126cm" svg:width="12.48cm" svg:height="8.639cm">
          <chartooo:coordinate-region svg:x="1.232cm" svg:y="0.325cm" svg:width="11.32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9:Sheet1.B68" chart:class="chart:scatter">
            <chart:domain table:cell-range-address="Sheet1.A49:Sheet1.A68"/>
            <chart:data-point chart:repeated="20"/>
          </chart:series>
          <chart:series chart:style-name="ch7" chart:values-cell-range-address="Sheet1.C49:Sheet1.C68" chart:class="chart:scatter">
            <chart:data-point chart:repeated="20"/>
          </chart:series>
          <chart:series chart:style-name="ch8" chart:values-cell-range-address="Sheet1.D49:Sheet1.D68" chart:class="chart:scatter">
            <chart:data-point chart:repeated="20"/>
          </chart:series>
          <chart:series chart:style-name="ch9" chart:values-cell-range-address="Sheet1.E49:Sheet1.E68" chart:class="chart:scatter">
            <chart:data-point chart:repeated="20"/>
          </chart:series>
          <chart:series chart:style-name="ch10" chart:values-cell-range-address="Sheet1.F49:Sheet1.F68" chart:class="chart:scatter">
            <chart:data-point chart:repeated="20"/>
          </chart:series>
          <chart:series chart:style-name="ch11" chart:values-cell-range-address="Sheet1.G49:Sheet1.G68" chart:class="chart:scatter">
            <chart:data-point chart:repeated="20"/>
          </chart:series>
          <chart:series chart:style-name="ch12" chart:values-cell-range-address="Sheet1.H49:Sheet1.H68" chart:class="chart:scatter">
            <chart:data-point chart:repeated="20"/>
          </chart:series>
          <chart:series chart:style-name="ch13" chart:values-cell-range-address="Sheet1.I49:Sheet1.I68" chart:class="chart:scatter">
            <chart:data-point chart:repeated="20"/>
          </chart:series>
          <chart:series chart:style-name="ch14" chart:values-cell-range-address="Sheet1.J49:Sheet1.J68" chart:class="chart:scatter">
            <chart:data-point chart:repeated="20"/>
          </chart:series>
          <chart:series chart:style-name="ch15" chart:values-cell-range-address="Sheet1.K49:Sheet1.K68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9:Sheet1.A68</svg:desc>
                </draw:g>
              </table:table-cell>
              <table:table-cell office:value-type="float" office:value="1.95161005308">
                <text:p>1.95161005308</text:p>
                <draw:g>
                  <svg:desc>Sheet1.B49:Sheet1.B68</svg:desc>
                </draw:g>
              </table:table-cell>
              <table:table-cell office:value-type="float" office:value="1.94865059063">
                <text:p>1.94865059063</text:p>
                <draw:g>
                  <svg:desc>Sheet1.C49:Sheet1.C68</svg:desc>
                </draw:g>
              </table:table-cell>
              <table:table-cell office:value-type="float" office:value="1.95003144484">
                <text:p>1.95003144484</text:p>
                <draw:g>
                  <svg:desc>Sheet1.D49:Sheet1.D68</svg:desc>
                </draw:g>
              </table:table-cell>
              <table:table-cell office:value-type="float" office:value="1.94833402106">
                <text:p>1.94833402106</text:p>
                <draw:g>
                  <svg:desc>Sheet1.E49:Sheet1.E68</svg:desc>
                </draw:g>
              </table:table-cell>
              <table:table-cell office:value-type="float" office:value="1.94853200843">
                <text:p>1.94853200843</text:p>
                <draw:g>
                  <svg:desc>Sheet1.F49:Sheet1.F68</svg:desc>
                </draw:g>
              </table:table-cell>
              <table:table-cell office:value-type="float" office:value="1.95635022321">
                <text:p>1.95635022321</text:p>
                <draw:g>
                  <svg:desc>Sheet1.G49:Sheet1.G68</svg:desc>
                </draw:g>
              </table:table-cell>
              <table:table-cell office:value-type="float" office:value="1.949413728">
                <text:p>1.949413728</text:p>
                <draw:g>
                  <svg:desc>Sheet1.H49:Sheet1.H68</svg:desc>
                </draw:g>
              </table:table-cell>
              <table:table-cell office:value-type="float" office:value="1.96053434245">
                <text:p>1.96053434245</text:p>
                <draw:g>
                  <svg:desc>Sheet1.I49:Sheet1.I68</svg:desc>
                </draw:g>
              </table:table-cell>
              <table:table-cell office:value-type="float" office:value="1.94708059214">
                <text:p>1.94708059214</text:p>
                <draw:g>
                  <svg:desc>Sheet1.J49:Sheet1.J68</svg:desc>
                </draw:g>
              </table:table-cell>
              <table:table-cell office:value-type="float" office:value="1.95273671938">
                <text:p>1.95273671938</text:p>
                <draw:g>
                  <svg:desc>Sheet1.K49:Sheet1.K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.93714444456">
                <text:p>1.93714444456</text:p>
              </table:table-cell>
              <table:table-cell office:value-type="float" office:value="1.93466767273">
                <text:p>1.93466767273</text:p>
              </table:table-cell>
              <table:table-cell office:value-type="float" office:value="1.93547975586">
                <text:p>1.93547975586</text:p>
              </table:table-cell>
              <table:table-cell office:value-type="float" office:value="1.93419195029">
                <text:p>1.93419195029</text:p>
              </table:table-cell>
              <table:table-cell office:value-type="float" office:value="1.9340223738">
                <text:p>1.9340223738</text:p>
              </table:table-cell>
              <table:table-cell office:value-type="float" office:value="1.94311065609">
                <text:p>1.94311065609</text:p>
              </table:table-cell>
              <table:table-cell office:value-type="float" office:value="1.93476074125">
                <text:p>1.93476074125</text:p>
              </table:table-cell>
              <table:table-cell office:value-type="float" office:value="1.945854313">
                <text:p>1.945854313</text:p>
              </table:table-cell>
              <table:table-cell office:value-type="float" office:value="1.93270104875">
                <text:p>1.93270104875</text:p>
              </table:table-cell>
              <table:table-cell office:value-type="float" office:value="1.93850803522">
                <text:p>1.93850803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1.92389980621">
                <text:p>1.92389980621</text:p>
              </table:table-cell>
              <table:table-cell office:value-type="float" office:value="1.92178961693">
                <text:p>1.92178961693</text:p>
              </table:table-cell>
              <table:table-cell office:value-type="float" office:value="1.92206101924">
                <text:p>1.92206101924</text:p>
              </table:table-cell>
              <table:table-cell office:value-type="float" office:value="1.9212314422">
                <text:p>1.9212314422</text:p>
              </table:table-cell>
              <table:table-cell office:value-type="float" office:value="1.92067119415">
                <text:p>1.92067119415</text:p>
              </table:table-cell>
              <table:table-cell office:value-type="float" office:value="1.93109720884">
                <text:p>1.93109720884</text:p>
              </table:table-cell>
              <table:table-cell office:value-type="float" office:value="1.92122317284">
                <text:p>1.92122317284</text:p>
              </table:table-cell>
              <table:table-cell office:value-type="float" office:value="1.9321764925">
                <text:p>1.9321764925</text:p>
              </table:table-cell>
              <table:table-cell office:value-type="float" office:value="1.91951001672">
                <text:p>1.91951001672</text:p>
              </table:table-cell>
              <table:table-cell office:value-type="float" office:value="1.92582508772">
                <text:p>1.92582508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1875">
                <text:p>0.421875</text:p>
              </table:table-cell>
              <table:table-cell office:value-type="float" office:value="1.91190246394">
                <text:p>1.91190246394</text:p>
              </table:table-cell>
              <table:table-cell office:value-type="float" office:value="1.91003457903">
                <text:p>1.91003457903</text:p>
              </table:table-cell>
              <table:table-cell office:value-type="float" office:value="1.90983082667">
                <text:p>1.90983082667</text:p>
              </table:table-cell>
              <table:table-cell office:value-type="float" office:value="1.90945142618">
                <text:p>1.90945142618</text:p>
              </table:table-cell>
              <table:table-cell office:value-type="float" office:value="1.90852948934">
                <text:p>1.90852948934</text:p>
              </table:table-cell>
              <table:table-cell office:value-type="float" office:value="1.92034354826">
                <text:p>1.92034354826</text:p>
              </table:table-cell>
              <table:table-cell office:value-type="float" office:value="1.9088804323">
                <text:p>1.9088804323</text:p>
              </table:table-cell>
              <table:table-cell office:value-type="float" office:value="1.91954346713">
                <text:p>1.91954346713</text:p>
              </table:table-cell>
              <table:table-cell office:value-type="float" office:value="1.9075471652">
                <text:p>1.9075471652</text:p>
              </table:table-cell>
              <table:table-cell office:value-type="float" office:value="1.91471261556">
                <text:p>1.91471261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40625">
                <text:p>0.31640625</text:p>
              </table:table-cell>
              <table:table-cell office:value-type="float" office:value="1.90111614029">
                <text:p>1.90111614029</text:p>
              </table:table-cell>
              <table:table-cell office:value-type="float" office:value="1.89937155323">
                <text:p>1.89937155323</text:p>
              </table:table-cell>
              <table:table-cell office:value-type="float" office:value="1.89880068075">
                <text:p>1.89880068075</text:p>
              </table:table-cell>
              <table:table-cell office:value-type="float" office:value="1.89880127205">
                <text:p>1.89880127205</text:p>
              </table:table-cell>
              <table:table-cell office:value-type="float" office:value="1.89759011745">
                <text:p>1.89759011745</text:p>
              </table:table-cell>
              <table:table-cell office:value-type="float" office:value="1.91081125478">
                <text:p>1.91081125478</text:p>
              </table:table-cell>
              <table:table-cell office:value-type="float" office:value="1.89774726527">
                <text:p>1.89774726527</text:p>
              </table:table-cell>
              <table:table-cell office:value-type="float" office:value="1.90797202328">
                <text:p>1.90797202328</text:p>
              </table:table-cell>
              <table:table-cell office:value-type="float" office:value="1.89679218916">
                <text:p>1.89679218916</text:p>
              </table:table-cell>
              <table:table-cell office:value-type="float" office:value="1.905101214">
                <text:p>1.905101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1.89144725156">
                <text:p>1.89144725156</text:p>
              </table:table-cell>
              <table:table-cell office:value-type="float" office:value="1.88972606788">
                <text:p>1.88972606788</text:p>
              </table:table-cell>
              <table:table-cell office:value-type="float" office:value="1.8889318431">
                <text:p>1.8889318431</text:p>
              </table:table-cell>
              <table:table-cell office:value-type="float" office:value="1.88918896646">
                <text:p>1.88918896646</text:p>
              </table:table-cell>
              <table:table-cell office:value-type="float" office:value="1.88778920033">
                <text:p>1.88778920033</text:p>
              </table:table-cell>
              <table:table-cell office:value-type="float" office:value="1.90239096716">
                <text:p>1.90239096716</text:p>
              </table:table-cell>
              <table:table-cell office:value-type="float" office:value="1.88777127447">
                <text:p>1.88777127447</text:p>
              </table:table-cell>
              <table:table-cell office:value-type="float" office:value="1.89744673484">
                <text:p>1.89744673484</text:p>
              </table:table-cell>
              <table:table-cell office:value-type="float" office:value="1.88716485414">
                <text:p>1.88716485414</text:p>
              </table:table-cell>
              <table:table-cell office:value-type="float" office:value="1.89682727774">
                <text:p>1.89682727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978515625">
                <text:p>0.177978515625</text:p>
              </table:table-cell>
              <table:table-cell office:value-type="float" office:value="1.88276991536">
                <text:p>1.88276991536</text:p>
              </table:table-cell>
              <table:table-cell office:value-type="float" office:value="1.88100137312">
                <text:p>1.88100137312</text:p>
              </table:table-cell>
              <table:table-cell office:value-type="float" office:value="1.88014883765">
                <text:p>1.88014883765</text:p>
              </table:table-cell>
              <table:table-cell office:value-type="float" office:value="1.8805058698">
                <text:p>1.8805058698</text:p>
              </table:table-cell>
              <table:table-cell office:value-type="float" office:value="1.87902620187">
                <text:p>1.87902620187</text:p>
              </table:table-cell>
              <table:table-cell office:value-type="float" office:value="1.89492973136">
                <text:p>1.89492973136</text:p>
              </table:table-cell>
              <table:table-cell office:value-type="float" office:value="1.87885603511">
                <text:p>1.87885603511</text:p>
              </table:table-cell>
              <table:table-cell office:value-type="float" office:value="1.88792906382">
                <text:p>1.88792906382</text:p>
              </table:table-cell>
              <table:table-cell office:value-type="float" office:value="1.87854818621">
                <text:p>1.87854818621</text:p>
              </table:table-cell>
              <table:table-cell office:value-type="float" office:value="1.88966602428">
                <text:p>1.88966602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3483886719">
                <text:p>0.133483886719</text:p>
              </table:table-cell>
              <table:table-cell office:value-type="float" office:value="1.87495434374">
                <text:p>1.87495434374</text:p>
              </table:table-cell>
              <table:table-cell office:value-type="float" office:value="1.87310016793">
                <text:p>1.87310016793</text:p>
              </table:table-cell>
              <table:table-cell office:value-type="float" office:value="1.8723583521">
                <text:p>1.8723583521</text:p>
              </table:table-cell>
              <table:table-cell office:value-type="float" office:value="1.87265122897">
                <text:p>1.87265122897</text:p>
              </table:table-cell>
              <table:table-cell office:value-type="float" office:value="1.8711873539">
                <text:p>1.8711873539</text:p>
              </table:table-cell>
              <table:table-cell office:value-type="float" office:value="1.88826666413">
                <text:p>1.88826666413</text:p>
              </table:table-cell>
              <table:table-cell office:value-type="float" office:value="1.87089104541">
                <text:p>1.87089104541</text:p>
              </table:table-cell>
              <table:table-cell office:value-type="float" office:value="1.87936906105">
                <text:p>1.87936906105</text:p>
              </table:table-cell>
              <table:table-cell office:value-type="float" office:value="1.87081795165">
                <text:p>1.87081795165</text:p>
              </table:table-cell>
              <table:table-cell office:value-type="float" office:value="1.88337817787">
                <text:p>1.88337817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112915039">
                <text:p>0.100112915039</text:p>
              </table:table-cell>
              <table:table-cell office:value-type="float" office:value="1.86788758517">
                <text:p>1.86788758517</text:p>
              </table:table-cell>
              <table:table-cell office:value-type="float" office:value="1.86593880485">
                <text:p>1.86593880485</text:p>
              </table:table-cell>
              <table:table-cell office:value-type="float" office:value="1.86546435949">
                <text:p>1.86546435949</text:p>
              </table:table-cell>
              <table:table-cell office:value-type="float" office:value="1.86554623871">
                <text:p>1.86554623871</text:p>
              </table:table-cell>
              <table:table-cell office:value-type="float" office:value="1.86416336291">
                <text:p>1.86416336291</text:p>
              </table:table-cell>
              <table:table-cell office:value-type="float" office:value="1.88226247283">
                <text:p>1.88226247283</text:p>
              </table:table-cell>
              <table:table-cell office:value-type="float" office:value="1.86377479341">
                <text:p>1.86377479341</text:p>
              </table:table-cell>
              <table:table-cell office:value-type="float" office:value="1.87171201799">
                <text:p>1.87171201799</text:p>
              </table:table-cell>
              <table:table-cell office:value-type="float" office:value="1.86386577851">
                <text:p>1.86386577851</text:p>
              </table:table-cell>
              <table:table-cell office:value-type="float" office:value="1.87775088299">
                <text:p>1.87775088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0846862793">
                <text:p>0.0750846862793</text:p>
              </table:table-cell>
              <table:table-cell office:value-type="float" office:value="1.86148365068">
                <text:p>1.86148365068</text:p>
              </table:table-cell>
              <table:table-cell office:value-type="float" office:value="1.85945327318">
                <text:p>1.85945327318</text:p>
              </table:table-cell>
              <table:table-cell office:value-type="float" office:value="1.85937771173">
                <text:p>1.85937771173</text:p>
              </table:table-cell>
              <table:table-cell office:value-type="float" office:value="1.85913631127">
                <text:p>1.85913631127</text:p>
              </table:table-cell>
              <table:table-cell office:value-type="float" office:value="1.85786017249">
                <text:p>1.85786017249</text:p>
              </table:table-cell>
              <table:table-cell office:value-type="float" office:value="1.87681682862">
                <text:p>1.87681682862</text:p>
              </table:table-cell>
              <table:table-cell office:value-type="float" office:value="1.85742667493">
                <text:p>1.85742667493</text:p>
              </table:table-cell>
              <table:table-cell office:value-type="float" office:value="1.86490000751">
                <text:p>1.86490000751</text:p>
              </table:table-cell>
              <table:table-cell office:value-type="float" office:value="1.85761139867">
                <text:p>1.85761139867</text:p>
              </table:table-cell>
              <table:table-cell office:value-type="float" office:value="1.87262185427">
                <text:p>1.87262185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3135147095">
                <text:p>0.0563135147095</text:p>
              </table:table-cell>
              <table:table-cell office:value-type="float" office:value="1.85568546989">
                <text:p>1.85568546989</text:p>
              </table:table-cell>
              <table:table-cell office:value-type="float" office:value="1.85359989488">
                <text:p>1.85359989488</text:p>
              </table:table-cell>
              <table:table-cell office:value-type="float" office:value="1.85402225978">
                <text:p>1.85402225978</text:p>
              </table:table-cell>
              <table:table-cell office:value-type="float" office:value="1.85338596416">
                <text:p>1.85338596416</text:p>
              </table:table-cell>
              <table:table-cell office:value-type="float" office:value="1.85220529578">
                <text:p>1.85220529578</text:p>
              </table:table-cell>
              <table:table-cell office:value-type="float" office:value="1.87187428228">
                <text:p>1.87187428228</text:p>
              </table:table-cell>
              <table:table-cell office:value-type="float" office:value="1.85179028646">
                <text:p>1.85179028646</text:p>
              </table:table-cell>
              <table:table-cell office:value-type="float" office:value="1.85887246541">
                <text:p>1.85887246541</text:p>
              </table:table-cell>
              <table:table-cell office:value-type="float" office:value="1.8520054278">
                <text:p>1.8520054278</text:p>
              </table:table-cell>
              <table:table-cell office:value-type="float" office:value="1.86788615032">
                <text:p>1.86788615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2351360321">
                <text:p>0.0422351360321</text:p>
              </table:table-cell>
              <table:table-cell office:value-type="float" office:value="1.85046177107">
                <text:p>1.85046177107</text:p>
              </table:table-cell>
              <table:table-cell office:value-type="float" office:value="1.84835307153">
                <text:p>1.84835307153</text:p>
              </table:table-cell>
              <table:table-cell office:value-type="float" office:value="1.84933835421">
                <text:p>1.84933835421</text:p>
              </table:table-cell>
              <table:table-cell office:value-type="float" office:value="1.8482713356">
                <text:p>1.8482713356</text:p>
              </table:table-cell>
              <table:table-cell office:value-type="float" office:value="1.84715080661">
                <text:p>1.84715080661</text:p>
              </table:table-cell>
              <table:table-cell office:value-type="float" office:value="1.86742116107">
                <text:p>1.86742116107</text:p>
              </table:table-cell>
              <table:table-cell office:value-type="float" office:value="1.84683169348">
                <text:p>1.84683169348</text:p>
              </table:table-cell>
              <table:table-cell office:value-type="float" office:value="1.85356867574">
                <text:p>1.85356867574</text:p>
              </table:table-cell>
              <table:table-cell office:value-type="float" office:value="1.84702525755">
                <text:p>1.84702525755</text:p>
              </table:table-cell>
              <table:table-cell office:value-type="float" office:value="1.86349084739">
                <text:p>1.86349084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16763520241">
                <text:p>0.0316763520241</text:p>
              </table:table-cell>
              <table:table-cell office:value-type="float" office:value="1.8457999789">
                <text:p>1.8457999789</text:p>
              </table:table-cell>
              <table:table-cell office:value-type="float" office:value="1.84370011587">
                <text:p>1.84370011587</text:p>
              </table:table-cell>
              <table:table-cell office:value-type="float" office:value="1.845281748">
                <text:p>1.845281748</text:p>
              </table:table-cell>
              <table:table-cell office:value-type="float" office:value="1.84377259712">
                <text:p>1.84377259712</text:p>
              </table:table-cell>
              <table:table-cell office:value-type="float" office:value="1.84267112058">
                <text:p>1.84267112058</text:p>
              </table:table-cell>
              <table:table-cell office:value-type="float" office:value="1.86347475282">
                <text:p>1.86347475282</text:p>
              </table:table-cell>
              <table:table-cell office:value-type="float" office:value="1.84253377129">
                <text:p>1.84253377129</text:p>
              </table:table-cell>
              <table:table-cell office:value-type="float" office:value="1.84893092032">
                <text:p>1.84893092032</text:p>
              </table:table-cell>
              <table:table-cell office:value-type="float" office:value="1.84266514914">
                <text:p>1.84266514914</text:p>
              </table:table-cell>
              <table:table-cell office:value-type="float" office:value="1.85942285984">
                <text:p>1.85942285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7572640181">
                <text:p>0.0237572640181</text:p>
              </table:table-cell>
              <table:table-cell office:value-type="float" office:value="1.84169533334">
                <text:p>1.84169533334</text:p>
              </table:table-cell>
              <table:table-cell office:value-type="float" office:value="1.83963248533">
                <text:p>1.83963248533</text:p>
              </table:table-cell>
              <table:table-cell office:value-type="float" office:value="1.84181593597">
                <text:p>1.84181593597</text:p>
              </table:table-cell>
              <table:table-cell office:value-type="float" office:value="1.83986622297">
                <text:p>1.83986622297</text:p>
              </table:table-cell>
              <table:table-cell office:value-type="float" office:value="1.83875370706">
                <text:p>1.83875370706</text:p>
              </table:table-cell>
              <table:table-cell office:value-type="float" office:value="1.86006603287">
                <text:p>1.86006603287</text:p>
              </table:table-cell>
              <table:table-cell office:value-type="float" office:value="1.83888616879">
                <text:p>1.83888616879</text:p>
              </table:table-cell>
              <table:table-cell office:value-type="float" office:value="1.84490491139">
                <text:p>1.84490491139</text:p>
              </table:table-cell>
              <table:table-cell office:value-type="float" office:value="1.83892142627">
                <text:p>1.83892142627</text:p>
              </table:table-cell>
              <table:table-cell office:value-type="float" office:value="1.85569288404">
                <text:p>1.85569288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8179480135">
                <text:p>0.0178179480135</text:p>
              </table:table-cell>
              <table:table-cell office:value-type="float" office:value="1.83813808388">
                <text:p>1.83813808388</text:p>
              </table:table-cell>
              <table:table-cell office:value-type="float" office:value="1.83613468418">
                <text:p>1.83613468418</text:p>
              </table:table-cell>
              <table:table-cell office:value-type="float" office:value="1.83889980834">
                <text:p>1.83889980834</text:p>
              </table:table-cell>
              <table:table-cell office:value-type="float" office:value="1.83651744899">
                <text:p>1.83651744899</text:p>
              </table:table-cell>
              <table:table-cell office:value-type="float" office:value="1.83538462521">
                <text:p>1.83538462521</text:p>
              </table:table-cell>
              <table:table-cell office:value-type="float" office:value="1.85721961775">
                <text:p>1.85721961775</text:p>
              </table:table-cell>
              <table:table-cell office:value-type="float" office:value="1.83587214527">
                <text:p>1.83587214527</text:p>
              </table:table-cell>
              <table:table-cell office:value-type="float" office:value="1.84143609305">
                <text:p>1.84143609305</text:p>
              </table:table-cell>
              <table:table-cell office:value-type="float" office:value="1.83577614073">
                <text:p>1.83577614073</text:p>
              </table:table-cell>
              <table:table-cell office:value-type="float" office:value="1.85231786474">
                <text:p>1.85231786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3634610102">
                <text:p>0.0133634610102</text:p>
              </table:table-cell>
              <table:table-cell office:value-type="float" office:value="1.83510274988">
                <text:p>1.83510274988</text:p>
              </table:table-cell>
              <table:table-cell office:value-type="float" office:value="1.83317460023">
                <text:p>1.83317460023</text:p>
              </table:table-cell>
              <table:table-cell office:value-type="float" office:value="1.83647660156">
                <text:p>1.83647660156</text:p>
              </table:table-cell>
              <table:table-cell office:value-type="float" office:value="1.83367508895">
                <text:p>1.83367508895</text:p>
              </table:table-cell>
              <table:table-cell office:value-type="float" office:value="1.83253473177">
                <text:p>1.83253473177</text:p>
              </table:table-cell>
              <table:table-cell office:value-type="float" office:value="1.85493713653">
                <text:p>1.85493713653</text:p>
              </table:table-cell>
              <table:table-cell office:value-type="float" office:value="1.83345643212">
                <text:p>1.83345643212</text:p>
              </table:table-cell>
              <table:table-cell office:value-type="float" office:value="1.8384641697">
                <text:p>1.8384641697</text:p>
              </table:table-cell>
              <table:table-cell office:value-type="float" office:value="1.83318515994">
                <text:p>1.83318515994</text:p>
              </table:table-cell>
              <table:table-cell office:value-type="float" office:value="1.84930562528">
                <text:p>1.84930562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0225957576">
                <text:p>0.0100225957576</text:p>
              </table:table-cell>
              <table:table-cell office:value-type="float" office:value="1.83254340733">
                <text:p>1.83254340733</text:p>
              </table:table-cell>
              <table:table-cell office:value-type="float" office:value="1.83069936131">
                <text:p>1.83069936131</text:p>
              </table:table-cell>
              <table:table-cell office:value-type="float" office:value="1.83447031057">
                <text:p>1.83447031057</text:p>
              </table:table-cell>
              <table:table-cell office:value-type="float" office:value="1.83127140447">
                <text:p>1.83127140447</text:p>
              </table:table-cell>
              <table:table-cell office:value-type="float" office:value="1.83015276623">
                <text:p>1.83015276623</text:p>
              </table:table-cell>
              <table:table-cell office:value-type="float" office:value="1.85318954614">
                <text:p>1.85318954614</text:p>
              </table:table-cell>
              <table:table-cell office:value-type="float" office:value="1.83157893159">
                <text:p>1.83157893159</text:p>
              </table:table-cell>
              <table:table-cell office:value-type="float" office:value="1.83592008322">
                <text:p>1.83592008322</text:p>
              </table:table-cell>
              <table:table-cell office:value-type="float" office:value="1.83107592888">
                <text:p>1.83107592888</text:p>
              </table:table-cell>
              <table:table-cell office:value-type="float" office:value="1.84664572624">
                <text:p>1.84664572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51694681821">
                <text:p>0.00751694681821</text:p>
              </table:table-cell>
              <table:table-cell office:value-type="float" office:value="1.83039656488">
                <text:p>1.83039656488</text:p>
              </table:table-cell>
              <table:table-cell office:value-type="float" office:value="1.82863857834">
                <text:p>1.82863857834</text:p>
              </table:table-cell>
              <table:table-cell office:value-type="float" office:value="1.83279170666">
                <text:p>1.83279170666</text:p>
              </table:table-cell>
              <table:table-cell office:value-type="float" office:value="1.82922801484">
                <text:p>1.82922801484</text:p>
              </table:table-cell>
              <table:table-cell office:value-type="float" office:value="1.82816805699">
                <text:p>1.82816805699</text:p>
              </table:table-cell>
              <table:table-cell office:value-type="float" office:value="1.85191979416">
                <text:p>1.85191979416</text:p>
              </table:table-cell>
              <table:table-cell office:value-type="float" office:value="1.83015672872">
                <text:p>1.83015672872</text:p>
              </table:table-cell>
              <table:table-cell office:value-type="float" office:value="1.83372841144">
                <text:p>1.83372841144</text:p>
              </table:table-cell>
              <table:table-cell office:value-type="float" office:value="1.82935596531">
                <text:p>1.82935596531</text:p>
              </table:table-cell>
              <table:table-cell office:value-type="float" office:value="1.84430870385">
                <text:p>1.84430870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3771011366">
                <text:p>0.00563771011366</text:p>
              </table:table-cell>
              <table:table-cell office:value-type="float" office:value="1.82859025132">
                <text:p>1.82859025132</text:p>
              </table:table-cell>
              <table:table-cell office:value-type="float" office:value="1.82691385832">
                <text:p>1.82691385832</text:p>
              </table:table-cell>
              <table:table-cell office:value-type="float" office:value="1.83135132837">
                <text:p>1.83135132837</text:p>
              </table:table-cell>
              <table:table-cell office:value-type="float" office:value="1.8274663315">
                <text:p>1.8274663315</text:p>
              </table:table-cell>
              <table:table-cell office:value-type="float" office:value="1.8265011207">
                <text:p>1.8265011207</text:p>
              </table:table-cell>
              <table:table-cell office:value-type="float" office:value="1.85105266436">
                <text:p>1.85105266436</text:p>
              </table:table-cell>
              <table:table-cell office:value-type="float" office:value="1.82909357707">
                <text:p>1.82909357707</text:p>
              </table:table-cell>
              <table:table-cell office:value-type="float" office:value="1.8318153682">
                <text:p>1.8318153682</text:p>
              </table:table-cell>
              <table:table-cell office:value-type="float" office:value="1.82792845112">
                <text:p>1.82792845112</text:p>
              </table:table-cell>
              <table:table-cell office:value-type="float" office:value="1.84225272955">
                <text:p>1.84225272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22828258525">
                <text:p>0.00422828258525</text:p>
              </table:table-cell>
              <table:table-cell office:value-type="float" office:value="1.82705595444">
                <text:p>1.82705595444</text:p>
              </table:table-cell>
              <table:table-cell office:value-type="float" office:value="1.82545130929">
                <text:p>1.82545130929</text:p>
              </table:table-cell>
              <table:table-cell office:value-type="float" office:value="1.83007440499">
                <text:p>1.83007440499</text:p>
              </table:table-cell>
              <table:table-cell office:value-type="float" office:value="1.82591934034">
                <text:p>1.82591934034</text:p>
              </table:table-cell>
              <table:table-cell office:value-type="float" office:value="1.82507755166">
                <text:p>1.82507755166</text:p>
              </table:table-cell>
              <table:table-cell office:value-type="float" office:value="1.85050666754">
                <text:p>1.85050666754</text:p>
              </table:table-cell>
              <table:table-cell office:value-type="float" office:value="1.82829361582">
                <text:p>1.82829361582</text:p>
              </table:table-cell>
              <table:table-cell office:value-type="float" office:value="1.83012010628">
                <text:p>1.83012010628</text:p>
              </table:table-cell>
              <table:table-cell office:value-type="float" office:value="1.82670895453">
                <text:p>1.82670895453</text:p>
              </table:table-cell>
              <table:table-cell office:value-type="float" office:value="1.84043435594">
                <text:p>1.840434355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